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6.784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417cm"/>
    </style:style>
    <style:style style:name="co12" style:family="table-column">
      <style:table-column-properties fo:break-before="auto" style:column-width="3.071cm"/>
    </style:style>
    <style:style style:name="co13" style:family="table-column">
      <style:table-column-properties fo:break-before="auto" style:column-width="2.896cm"/>
    </style:style>
    <style:style style:name="co14" style:family="table-column">
      <style:table-column-properties fo:break-before="auto" style:column-width="9.384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9.185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2.004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4.11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ce5"/>
        <table:table-column table:style-name="co16" table:default-cell-style-name="ce5"/>
        <table:table-column table:style-name="co17" table:default-cell-style-name="Default"/>
        <table:table-column table:style-name="co18" table:default-cell-style-name="ce5"/>
        <table:table-column table:style-name="co19" table:default-cell-style-name="ce5"/>
        <table:table-column table:style-name="co20" table:number-columns-repeated="2" table:default-cell-style-name="ce5"/>
        <table:table-row table:style-name="ro4">
          <table:table-cell table:style-name="ce4" office:value-type="string">
            <text:p>Opcode</text:p>
          </table:table-cell>
          <table:table-cell table:style-name="ce4" office:value-type="string">
            <text:p>Field that will use the value in next column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Insn_Category</text:p>
          </table:table-cell>
          <table:table-cell table:style-name="ce4" office:value-type="string">
            <text:p>Format Index</text:p>
          </table:table-cell>
          <table:table-cell table:style-name="ce4" office:value-type="string">
            <text:p>Processing Status</text:p>
          </table:table-cell>
          <table:table-cell table:style-name="ce4" office:value-type="string">
            <text:p>Privilege</text:p>
            <text:p>(0 – no, 1 – yes, 2 – if ref’d ASR is privileged)</text:p>
          </table:table-cell>
        </table:table-row>
        <table:table-row table:style-name="ro5">
          <table:table-cell office:value-type="string">
            <text:p>LDSB</text:p>
          </table:table-cell>
          <table:table-cell office:value-type="string">
            <text:p>op3</text:p>
          </table:table-cell>
          <table:table-cell table:style-name="ce6" office:value-type="float" office:value="1001">
            <text:p>001001</text:p>
          </table:table-cell>
          <table:table-cell office:value-type="string">
            <text:p>Load Signed Byt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SH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Load Signed Half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UB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Load Unsigned Byt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UH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Load Unsigned Half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Load 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DD</text:p>
          </table:table-cell>
          <table:table-cell office:value-type="string">
            <text:p>op3</text:p>
          </table:table-cell>
          <table:table-cell table:style-name="ce6" office:value-type="float" office:value="11">
            <text:p>000011</text:p>
          </table:table-cell>
          <table:table-cell office:value-type="string">
            <text:p>Load Doubleword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SBA†</text:p>
          </table:table-cell>
          <table:table-cell office:value-type="string">
            <text:p>op3</text:p>
          </table:table-cell>
          <table:table-cell table:style-name="ce6" office:value-type="float" office:value="11001">
            <text:p>011001</text:p>
          </table:table-cell>
          <table:table-cell office:value-type="string">
            <text:p>Load Signed Byte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SHA†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Load Signed Half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UBA†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Load Unsigned Byte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UHA†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Load Unsigned Half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A†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Load 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LDDA†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Load Doubleword from Alternate space</text:p>
          </table:table-cell>
          <table:table-cell office:value-type="string">
            <text:p>Load/Store</text:p>
          </table:table-cell>
          <table:table-cell office:value-type="string">
            <text:p>B1.1|B1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F</text:p>
          </table:table-cell>
          <table:table-cell office:value-type="string">
            <text:p>op3</text:p>
          </table:table-cell>
          <table:table-cell table:style-name="ce6" office:value-type="float" office:value="100000">
            <text:p>100000</text:p>
          </table:table-cell>
          <table:table-cell office:value-type="string">
            <text:p>Load Floating-point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DF</text:p>
          </table:table-cell>
          <table:table-cell office:value-type="string">
            <text:p>op3</text:p>
          </table:table-cell>
          <table:table-cell table:style-name="ce6" office:value-type="float" office:value="100011">
            <text:p>100011</text:p>
          </table:table-cell>
          <table:table-cell office:value-type="string">
            <text:p>Load Double Floating-point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FSR</text:p>
          </table:table-cell>
          <table:table-cell office:value-type="string">
            <text:p>op3</text:p>
          </table:table-cell>
          <table:table-cell table:style-name="ce6" office:value-type="float" office:value="100001">
            <text:p>100001</text:p>
          </table:table-cell>
          <table:table-cell office:value-type="string">
            <text:p>Load Floating-point State Register</text:p>
          </table:table-cell>
          <table:table-cell office:value-type="string">
            <text:p>Load/Store</text:p>
          </table:table-cell>
          <table:table-cell office:value-type="string">
            <text:p>B2.1|B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DC</text:p>
          </table:table-cell>
          <table:table-cell office:value-type="string">
            <text:p>op3</text:p>
          </table:table-cell>
          <table:table-cell table:style-name="ce6" office:value-type="float" office:value="110000">
            <text:p>110000</text:p>
          </table:table-cell>
          <table:table-cell office:value-type="string">
            <text:p>Load Coprocessor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DDC</text:p>
          </table:table-cell>
          <table:table-cell office:value-type="string">
            <text:p>op3</text:p>
          </table:table-cell>
          <table:table-cell table:style-name="ce6" office:value-type="float" office:value="110011">
            <text:p>110011</text:p>
          </table:table-cell>
          <table:table-cell office:value-type="string">
            <text:p>Load Double Coprocessor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DCSR </text:p>
          </table:table-cell>
          <table:table-cell office:value-type="string">
            <text:p>op3</text:p>
          </table:table-cell>
          <table:table-cell table:style-name="ce6" office:value-type="float" office:value="110001">
            <text:p>110001</text:p>
          </table:table-cell>
          <table:table-cell office:value-type="string">
            <text:p>Load Coprocessor State Register</text:p>
          </table:table-cell>
          <table:table-cell office:value-type="string">
            <text:p>Load/Store</text:p>
          </table:table-cell>
          <table:table-cell office:value-type="string">
            <text:p>B3.1|B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B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Store Byt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H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Store Half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tore 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TD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Store Doubleword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BA†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Store Byte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THA†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Store Half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TA†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tore 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TDA† 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Store Doubleword into Alternate space</text:p>
          </table:table-cell>
          <table:table-cell office:value-type="string">
            <text:p>Load/Store</text:p>
          </table:table-cell>
          <table:table-cell office:value-type="string">
            <text:p>B4.1|B4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TF</text:p>
          </table:table-cell>
          <table:table-cell office:value-type="string">
            <text:p>op3</text:p>
          </table:table-cell>
          <table:table-cell table:style-name="ce6" office:value-type="float" office:value="100100">
            <text:p>100100</text:p>
          </table:table-cell>
          <table:table-cell office:value-type="string">
            <text:p>Store Floating-point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DF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tore Double Floating-point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FSR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tore Floating-point State Register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TDFQ† 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tore Double Floating-point deferred-trap Queue</text:p>
          </table:table-cell>
          <table:table-cell office:value-type="string">
            <text:p>Load/Store</text:p>
          </table:table-cell>
          <table:table-cell office:value-type="string">
            <text:p>B5.1|B5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TC</text:p>
          </table:table-cell>
          <table:table-cell office:value-type="string">
            <text:p>op3</text:p>
          </table:table-cell>
          <table:table-cell table:style-name="ce6" office:value-type="float" office:value="110100">
            <text:p>110100</text:p>
          </table:table-cell>
          <table:table-cell office:value-type="string">
            <text:p>Store Coprocesso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TDC</text:p>
          </table:table-cell>
          <table:table-cell office:value-type="string">
            <text:p>op3</text:p>
          </table:table-cell>
          <table:table-cell table:style-name="ce6" office:value-type="float" office:value="110111">
            <text:p>110111</text:p>
          </table:table-cell>
          <table:table-cell office:value-type="string">
            <text:p>Store Double Coprocesso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TCSR</text:p>
          </table:table-cell>
          <table:table-cell office:value-type="string">
            <text:p>op3</text:p>
          </table:table-cell>
          <table:table-cell table:style-name="ce6" office:value-type="float" office:value="110101">
            <text:p>110101</text:p>
          </table:table-cell>
          <table:table-cell office:value-type="string">
            <text:p>Store Coprocessor State Register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TDCQ†</text:p>
          </table:table-cell>
          <table:table-cell office:value-type="string">
            <text:p>op3</text:p>
          </table:table-cell>
          <table:table-cell table:style-name="ce6" office:value-type="float" office:value="110110">
            <text:p>110110</text:p>
          </table:table-cell>
          <table:table-cell office:value-type="string">
            <text:p>Store Double Coprocessor Queue</text:p>
          </table:table-cell>
          <table:table-cell office:value-type="string">
            <text:p>Load/Store</text:p>
          </table:table-cell>
          <table:table-cell office:value-type="string">
            <text:p>B6.1|B6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LDSTUB</text:p>
          </table:table-cell>
          <table:table-cell office:value-type="string">
            <text:p>op3</text:p>
          </table:table-cell>
          <table:table-cell table:style-name="ce6" office:value-type="float" office:value="1101">
            <text:p>001101</text:p>
          </table:table-cell>
          <table:table-cell office:value-type="string">
            <text:p>Atomic Load-Store Unsigned Byte</text:p>
          </table:table-cell>
          <table:table-cell office:value-type="string">
            <text:p>Load/Store</text:p>
          </table:table-cell>
          <table:table-cell office:value-type="string">
            <text:p>B7.1|B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LDSTUBA† </text:p>
          </table:table-cell>
          <table:table-cell office:value-type="string">
            <text:p>op3</text:p>
          </table:table-cell>
          <table:table-cell table:style-name="ce6" office:value-type="float" office:value="11101">
            <text:p>011101</text:p>
          </table:table-cell>
          <table:table-cell office:value-type="string">
            <text:p>Atomic Load-Store Unsigned Byte into Alternate space</text:p>
          </table:table-cell>
          <table:table-cell office:value-type="string">
            <text:p>Load/Store</text:p>
          </table:table-cell>
          <table:table-cell office:value-type="string">
            <text:p>B7.1|B7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WAP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WAP register with memory</text:p>
          </table:table-cell>
          <table:table-cell office:value-type="string">
            <text:p>Load/Store</text:p>
          </table:table-cell>
          <table:table-cell office:value-type="string">
            <text:p>B8.1|B8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SWAPA† 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WAP register with Alternate space memory</text:p>
          </table:table-cell>
          <table:table-cell office:value-type="string">
            <text:p>Load/Store</text:p>
          </table:table-cell>
          <table:table-cell office:value-type="string">
            <text:p>B8.1|B8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ETHI</text:p>
          </table:table-cell>
          <table:table-cell table:number-columns-repeated="2"/>
          <table:table-cell office:value-type="string">
            <text:p>Set High-Order 22 bits</text:p>
          </table:table-cell>
          <table:table-cell office:value-type="string">
            <text:p>Integer Arith</text:p>
          </table:table-cell>
          <table:table-cell office:value-type="string">
            <text:p>B9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OP</text:p>
          </table:table-cell>
          <table:table-cell table:number-columns-repeated="2"/>
          <table:table-cell office:value-type="string">
            <text:p>No Operation</text:p>
          </table:table-cell>
          <table:table-cell office:value-type="string">
            <text:p>Integer Arith</text:p>
          </table:table-cell>
          <table:table-cell office:value-type="string">
            <text:p>B10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And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cc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And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N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And Not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Ncc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And Not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Inclusive 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cc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Inclusive 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N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Inclusive Or Not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Ncc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Inclusive Or Not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OR</text:p>
          </table:table-cell>
          <table:table-cell office:value-type="string">
            <text:p>op3</text:p>
          </table:table-cell>
          <table:table-cell table:style-name="ce6" office:value-type="float" office:value="11">
            <text:p>000011</text:p>
          </table:table-cell>
          <table:table-cell office:value-type="string">
            <text:p>Exclusive 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ORcc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Exclusive 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NOR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Exclusive Nor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NORcc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Exclusive Nor and modify icc</text:p>
          </table:table-cell>
          <table:table-cell office:value-type="string">
            <text:p>Integer Arith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LL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hift Left Logical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RL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hift Right Logical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RA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hift Right Arithmetic</text:p>
          </table:table-cell>
          <table:table-cell office:value-type="string">
            <text:p>Integer Arith</text:p>
          </table:table-cell>
          <table:table-cell office:value-type="string">
            <text:p>B12.1|B1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dd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cc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Add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X</text:p>
          </table:table-cell>
          <table:table-cell office:value-type="string">
            <text:p>op3</text:p>
          </table:table-cell>
          <table:table-cell table:style-name="ce6" office:value-type="float" office:value="1000">
            <text:p>001000</text:p>
          </table:table-cell>
          <table:table-cell office:value-type="string">
            <text:p>Add with Carr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Xcc</text:p>
          </table:table-cell>
          <table:table-cell office:value-type="string">
            <text:p>op3</text:p>
          </table:table-cell>
          <table:table-cell table:style-name="ce6" office:value-type="float" office:value="11000">
            <text:p>011000</text:p>
          </table:table-cell>
          <table:table-cell office:value-type="string">
            <text:p>Add with Carr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ADDcc</text:p>
          </table:table-cell>
          <table:table-cell office:value-type="string">
            <text:p>op3</text:p>
          </table:table-cell>
          <table:table-cell table:style-name="ce6" office:value-type="float" office:value="100000">
            <text:p>100000</text:p>
          </table:table-cell>
          <table:table-cell office:value-type="string">
            <text:p>Tagged Add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ADDccTV</text:p>
          </table:table-cell>
          <table:table-cell office:value-type="string">
            <text:p>op3</text:p>
          </table:table-cell>
          <table:table-cell table:style-name="ce6" office:value-type="float" office:value="100010">
            <text:p>100010</text:p>
          </table:table-cell>
          <table:table-cell office:value-type="string">
            <text:p>Tagged Add, modify icc and Trap on Overfl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ubtract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cc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ubtract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X</text:p>
          </table:table-cell>
          <table:table-cell office:value-type="string">
            <text:p>op3</text:p>
          </table:table-cell>
          <table:table-cell table:style-name="ce6" office:value-type="float" office:value="1100">
            <text:p>001100</text:p>
          </table:table-cell>
          <table:table-cell office:value-type="string">
            <text:p>Subtract with Carr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Xcc</text:p>
          </table:table-cell>
          <table:table-cell office:value-type="string">
            <text:p>op3</text:p>
          </table:table-cell>
          <table:table-cell table:style-name="ce6" office:value-type="float" office:value="11100">
            <text:p>011100</text:p>
          </table:table-cell>
          <table:table-cell office:value-type="string">
            <text:p>Subtract with Carr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SUBcc</text:p>
          </table:table-cell>
          <table:table-cell office:value-type="string">
            <text:p>op3</text:p>
          </table:table-cell>
          <table:table-cell table:style-name="ce6" office:value-type="float" office:value="100001">
            <text:p>100001</text:p>
          </table:table-cell>
          <table:table-cell office:value-type="string">
            <text:p>Tagged Subtract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SUBccTV</text:p>
          </table:table-cell>
          <table:table-cell office:value-type="string">
            <text:p>op3</text:p>
          </table:table-cell>
          <table:table-cell table:style-name="ce6" office:value-type="float" office:value="100011">
            <text:p>100011</text:p>
          </table:table-cell>
          <table:table-cell office:value-type="string">
            <text:p>Tagged Subtract, modify icc and Trap on Overfl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ULScc</text:p>
          </table:table-cell>
          <table:table-cell office:value-type="string">
            <text:p>op3</text:p>
          </table:table-cell>
          <table:table-cell table:style-name="ce6" office:value-type="float" office:value="100100">
            <text:p>100100</text:p>
          </table:table-cell>
          <table:table-cell office:value-type="string">
            <text:p>Multiply Step and modify icc</text:p>
          </table:table-cell>
          <table:table-cell office:value-type="string">
            <text:p>Integer Arith</text:p>
          </table:table-cell>
          <table:table-cell office:value-type="string">
            <text:p>B17.1|B1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MUL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Unsigned Integer Multipl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MUL</text:p>
          </table:table-cell>
          <table:table-cell office:value-type="string">
            <text:p>op3</text:p>
          </table:table-cell>
          <table:table-cell table:style-name="ce6" office:value-type="float" office:value="1011">
            <text:p>001011</text:p>
          </table:table-cell>
          <table:table-cell office:value-type="string">
            <text:p>Signed Integer Multiply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MULcc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Un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MULcc</text:p>
          </table:table-cell>
          <table:table-cell office:value-type="string">
            <text:p>op3</text:p>
          </table:table-cell>
          <table:table-cell table:style-name="ce6" office:value-type="float" office:value="11011">
            <text:p>011011</text:p>
          </table:table-cell>
          <table:table-cell office:value-type="string">
            <text:p>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DIV</text:p>
          </table:table-cell>
          <table:table-cell office:value-type="string">
            <text:p>op3</text:p>
          </table:table-cell>
          <table:table-cell table:style-name="ce6" office:value-type="float" office:value="1110">
            <text:p>001110</text:p>
          </table:table-cell>
          <table:table-cell office:value-type="string">
            <text:p>Unsigned Integer Divide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DIV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igned Integer Divide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DIVcc</text:p>
          </table:table-cell>
          <table:table-cell office:value-type="string">
            <text:p>op3</text:p>
          </table:table-cell>
          <table:table-cell table:style-name="ce6" office:value-type="float" office:value="11110">
            <text:p>011110</text:p>
          </table:table-cell>
          <table:table-cell office:value-type="string">
            <text:p>Un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DIVcc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VE</text:p>
          </table:table-cell>
          <table:table-cell office:value-type="string">
            <text:p>op3</text:p>
          </table:table-cell>
          <table:table-cell table:style-name="ce6" office:value-type="float" office:value="111100">
            <text:p>111100</text:p>
          </table:table-cell>
          <table:table-cell office:value-type="string">
            <text:p>Save caller’s wind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ESTORE</text:p>
          </table:table-cell>
          <table:table-cell office:value-type="string">
            <text:p>op3</text:p>
          </table:table-cell>
          <table:table-cell table:style-name="ce6" office:value-type="float" office:value="111101">
            <text:p>111101</text:p>
          </table:table-cell>
          <table:table-cell office:value-type="string">
            <text:p>Restore caller’s window</text:p>
          </table:table-cell>
          <table:table-cell office:value-type="string">
            <text:p>Integer Arith</text:p>
          </table:table-cell>
          <table:table-cell office:value-type="string">
            <text:p>B13.1|B1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Branch Always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Branch Neve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N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Branch on Not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Branch on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G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Branch on Greate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LE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Branch on Less or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Branch on Greater or Equal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Branch on Less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GU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Branch on Greater Unsigned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LEU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Branch on Less or Equal Unsigned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CC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Branch on Carry Clear (Greater than or Equal, Unsigned)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CS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Branch on Carry Set (Less than, Unsigned)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POS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Branch on Positive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NE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Branch on Negative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VC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Branch on Overflow Clear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VS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Branch on Overflow Set</text:p>
          </table:table-cell>
          <table:table-cell office:value-type="string">
            <text:p>Control Transfer</text:p>
          </table:table-cell>
          <table:table-cell office:value-type="string">
            <text:p>B2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Branch Alway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Branch Nev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Branch on Unordered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Branch on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G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Branch on Unordered or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L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Branch on Les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Branch on Unordered or Less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LG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Branch on Less or Greater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N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Branch on Not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Branch on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E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Branch on Unordered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Branch on Greater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GE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Branch on Unordered or Greater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LE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Branch on Less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ULE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Branch on Unordered or Less or Equal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BO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Branch on Ordered</text:p>
          </table:table-cell>
          <table:table-cell office:value-type="string">
            <text:p>Control Transfer</text:p>
          </table:table-cell>
          <table:table-cell office:value-type="string">
            <text:p>B22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3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2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23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1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13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12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123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3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2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23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1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13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B012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/>
          <table:table-cell office:value-type="string">
            <text:p>Control Transfer</text:p>
          </table:table-cell>
          <table:table-cell office:value-type="string">
            <text:p>B2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CALL</text:p>
          </table:table-cell>
          <table:table-cell office:value-type="string">
            <text:p>op</text:p>
          </table:table-cell>
          <table:table-cell table:style-name="ce8" office:value-type="float" office:value="1">
            <text:p>01</text:p>
          </table:table-cell>
          <table:table-cell office:value-type="string">
            <text:p>Call and Link</text:p>
          </table:table-cell>
          <table:table-cell office:value-type="string">
            <text:p>Control Transfer</text:p>
          </table:table-cell>
          <table:table-cell office:value-type="string">
            <text:p>B2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JMPL</text:p>
          </table:table-cell>
          <table:table-cell office:value-type="string">
            <text:p>op3</text:p>
          </table:table-cell>
          <table:table-cell table:style-name="ce6" office:value-type="float" office:value="111000">
            <text:p>111000</text:p>
          </table:table-cell>
          <table:table-cell office:value-type="string">
            <text:p>Jump and Link</text:p>
          </table:table-cell>
          <table:table-cell office:value-type="string">
            <text:p>Control Transfer</text:p>
          </table:table-cell>
          <table:table-cell office:value-type="string">
            <text:p>B11.1|B11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RETT</text:p>
          </table:table-cell>
          <table:table-cell office:value-type="string">
            <text:p>op3</text:p>
          </table:table-cell>
          <table:table-cell table:style-name="ce6" office:value-type="float" office:value="111001">
            <text:p>111001</text:p>
          </table:table-cell>
          <table:table-cell office:value-type="string">
            <text:p>Return from Trap</text:p>
          </table:table-cell>
          <table:table-cell office:value-type="string">
            <text:p>Control Transfer</text:p>
          </table:table-cell>
          <table:table-cell office:value-type="string">
            <text:p>B26.1|B26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TA</text:p>
          </table:table-cell>
          <table:table-cell office:value-type="string">
            <text:p>cond</text:p>
          </table:table-cell>
          <table:table-cell table:style-name="ce7" office:value-type="float" office:value="1000">
            <text:p>1000</text:p>
          </table:table-cell>
          <table:table-cell office:value-type="string">
            <text:p>Trap Always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N</text:p>
          </table:table-cell>
          <table:table-cell office:value-type="string">
            <text:p>cond</text:p>
          </table:table-cell>
          <table:table-cell table:style-name="ce7" office:value-type="float" office:value="0">
            <text:p>0000</text:p>
          </table:table-cell>
          <table:table-cell office:value-type="string">
            <text:p>Trap Neve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NE</text:p>
          </table:table-cell>
          <table:table-cell office:value-type="string">
            <text:p>cond</text:p>
          </table:table-cell>
          <table:table-cell table:style-name="ce7" office:value-type="float" office:value="1001">
            <text:p>1001</text:p>
          </table:table-cell>
          <table:table-cell office:value-type="string">
            <text:p>Trap on Not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E</text:p>
          </table:table-cell>
          <table:table-cell office:value-type="string">
            <text:p>cond</text:p>
          </table:table-cell>
          <table:table-cell table:style-name="ce7" office:value-type="float" office:value="1">
            <text:p>0001</text:p>
          </table:table-cell>
          <table:table-cell office:value-type="string">
            <text:p>Trap on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G</text:p>
          </table:table-cell>
          <table:table-cell office:value-type="string">
            <text:p>cond</text:p>
          </table:table-cell>
          <table:table-cell table:style-name="ce7" office:value-type="float" office:value="1010">
            <text:p>1010</text:p>
          </table:table-cell>
          <table:table-cell office:value-type="string">
            <text:p>Trap on Greate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LE</text:p>
          </table:table-cell>
          <table:table-cell office:value-type="string">
            <text:p>cond</text:p>
          </table:table-cell>
          <table:table-cell table:style-name="ce7" office:value-type="float" office:value="10">
            <text:p>0010</text:p>
          </table:table-cell>
          <table:table-cell office:value-type="string">
            <text:p>Trap on Less or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GE</text:p>
          </table:table-cell>
          <table:table-cell office:value-type="string">
            <text:p>cond</text:p>
          </table:table-cell>
          <table:table-cell table:style-name="ce7" office:value-type="float" office:value="1011">
            <text:p>1011</text:p>
          </table:table-cell>
          <table:table-cell office:value-type="string">
            <text:p>Trap on Greater or Equal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L</text:p>
          </table:table-cell>
          <table:table-cell office:value-type="string">
            <text:p>cond</text:p>
          </table:table-cell>
          <table:table-cell table:style-name="ce7" office:value-type="float" office:value="11">
            <text:p>0011</text:p>
          </table:table-cell>
          <table:table-cell office:value-type="string">
            <text:p>Trap on Less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GU</text:p>
          </table:table-cell>
          <table:table-cell office:value-type="string">
            <text:p>cond</text:p>
          </table:table-cell>
          <table:table-cell table:style-name="ce7" office:value-type="float" office:value="1100">
            <text:p>1100</text:p>
          </table:table-cell>
          <table:table-cell office:value-type="string">
            <text:p>Trap on Greater Unsigned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LEU</text:p>
          </table:table-cell>
          <table:table-cell office:value-type="string">
            <text:p>cond</text:p>
          </table:table-cell>
          <table:table-cell table:style-name="ce7" office:value-type="float" office:value="100">
            <text:p>0100</text:p>
          </table:table-cell>
          <table:table-cell office:value-type="string">
            <text:p>Trap on Less or Equal Unsigned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CC</text:p>
          </table:table-cell>
          <table:table-cell office:value-type="string">
            <text:p>cond</text:p>
          </table:table-cell>
          <table:table-cell table:style-name="ce7" office:value-type="float" office:value="1101">
            <text:p>1101</text:p>
          </table:table-cell>
          <table:table-cell office:value-type="string">
            <text:p>Trap on Carry Clear (Greater than or Equal, Unsigned)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CS</text:p>
          </table:table-cell>
          <table:table-cell office:value-type="string">
            <text:p>cond</text:p>
          </table:table-cell>
          <table:table-cell table:style-name="ce7" office:value-type="float" office:value="101">
            <text:p>0101</text:p>
          </table:table-cell>
          <table:table-cell office:value-type="string">
            <text:p>Trap on Carry Set (Less Than, Unsigned)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POS</text:p>
          </table:table-cell>
          <table:table-cell office:value-type="string">
            <text:p>cond</text:p>
          </table:table-cell>
          <table:table-cell table:style-name="ce7" office:value-type="float" office:value="1110">
            <text:p>1110</text:p>
          </table:table-cell>
          <table:table-cell office:value-type="string">
            <text:p>Trap on Positive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NEG</text:p>
          </table:table-cell>
          <table:table-cell office:value-type="string">
            <text:p>cond</text:p>
          </table:table-cell>
          <table:table-cell table:style-name="ce7" office:value-type="float" office:value="110">
            <text:p>0110</text:p>
          </table:table-cell>
          <table:table-cell office:value-type="string">
            <text:p>Trap on Negative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VC</text:p>
          </table:table-cell>
          <table:table-cell office:value-type="string">
            <text:p>cond</text:p>
          </table:table-cell>
          <table:table-cell table:style-name="ce7" office:value-type="float" office:value="1111">
            <text:p>1111</text:p>
          </table:table-cell>
          <table:table-cell office:value-type="string">
            <text:p>Trap on Overflow Clear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VS</text:p>
          </table:table-cell>
          <table:table-cell office:value-type="string">
            <text:p>cond</text:p>
          </table:table-cell>
          <table:table-cell table:style-name="ce7" office:value-type="float" office:value="111">
            <text:p>0111</text:p>
          </table:table-cell>
          <table:table-cell office:value-type="string">
            <text:p>Trap on Overflow Set</text:p>
          </table:table-cell>
          <table:table-cell office:value-type="string">
            <text:p>Control Transfer</text:p>
          </table:table-cell>
          <table:table-cell office:value-type="string">
            <text:p>B27.1|B2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RDY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Read Y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RDASR‡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Read Ancillary State Register (reserved)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RDASR‡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(implementation-dependent)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RDPSR†</text:p>
          </table:table-cell>
          <table:table-cell office:value-type="string">
            <text:p>op3</text:p>
          </table:table-cell>
          <table:table-cell office:value-type="float" office:value="101001">
            <text:p>101001</text:p>
          </table:table-cell>
          <table:table-cell office:value-type="string">
            <text:p>Read Processor State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RDWIM†</text:p>
          </table:table-cell>
          <table:table-cell office:value-type="string">
            <text:p>op3</text:p>
          </table:table-cell>
          <table:table-cell office:value-type="float" office:value="101010">
            <text:p>101010</text:p>
          </table:table-cell>
          <table:table-cell office:value-type="string">
            <text:p>Read Window Invalid Mask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RDTBR†</text:p>
          </table:table-cell>
          <table:table-cell office:value-type="string">
            <text:p>op3</text:p>
          </table:table-cell>
          <table:table-cell office:value-type="float" office:value="101011">
            <text:p>101011</text:p>
          </table:table-cell>
          <table:table-cell office:value-type="string">
            <text:p>Read Trap Base Register</text:p>
          </table:table-cell>
          <table:table-cell/>
          <table:table-cell office:value-type="string">
            <text:p>B28.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WRY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Write Y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WRASR‡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Write Ancillary State Register (reserved)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WRASR‡</text:p>
          </table:table-cell>
          <table:table-cell office:value-type="string">
            <text:p>op3</text:p>
          </table:table-cell>
          <table:table-cell office:value-type="float" office:value="110000">
            <text:p>110000</text:p>
          </table:table-cell>
          <table:table-cell office:value-type="string">
            <text:p>(implementation-dependent)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WRPSR†</text:p>
          </table:table-cell>
          <table:table-cell office:value-type="string">
            <text:p>op3</text:p>
          </table:table-cell>
          <table:table-cell office:value-type="float" office:value="110001">
            <text:p>110001</text:p>
          </table:table-cell>
          <table:table-cell office:value-type="string">
            <text:p>Write Processor State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WRWIM†</text:p>
          </table:table-cell>
          <table:table-cell office:value-type="string">
            <text:p>op3</text:p>
          </table:table-cell>
          <table:table-cell office:value-type="float" office:value="110010">
            <text:p>110010</text:p>
          </table:table-cell>
          <table:table-cell office:value-type="string">
            <text:p>Write Window Invalid Mask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WRTBR†</text:p>
          </table:table-cell>
          <table:table-cell office:value-type="string">
            <text:p>op3</text:p>
          </table:table-cell>
          <table:table-cell office:value-type="float" office:value="110011">
            <text:p>110011</text:p>
          </table:table-cell>
          <table:table-cell office:value-type="string">
            <text:p>Write Trap Base Register</text:p>
          </table:table-cell>
          <table:table-cell/>
          <table:table-cell office:value-type="string">
            <text:p>B29.1|B29.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STBAR</text:p>
          </table:table-cell>
          <table:table-cell office:value-type="string">
            <text:p>op3</text:p>
          </table:table-cell>
          <table:table-cell office:value-type="float" office:value="101000">
            <text:p>101000</text:p>
          </table:table-cell>
          <table:table-cell office:value-type="string">
            <text:p>Store Barrier</text:p>
          </table:table-cell>
          <table:table-cell/>
          <table:table-cell office:value-type="string">
            <text:p>B30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UNIMP</text:p>
          </table:table-cell>
          <table:table-cell office:value-type="string">
            <text:p>op2</text:p>
          </table:table-cell>
          <table:table-cell office:value-type="float" office:value="0">
            <text:p>0</text:p>
          </table:table-cell>
          <table:table-cell office:value-type="string">
            <text:p>Unimplemented</text:p>
          </table:table-cell>
          <table:table-cell/>
          <table:table-cell office:value-type="string">
            <text:p>B3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FLUSH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Flush Instruction Memory</text:p>
          </table:table-cell>
          <table:table-cell/>
          <table:table-cell office:value-type="string">
            <text:p>B32.1|B3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FPop1</text:p>
          </table:table-cell>
          <table:table-cell office:value-type="string">
            <text:p>op3</text:p>
          </table:table-cell>
          <table:table-cell office:value-type="float" office:value="110100">
            <text:p>110100</text:p>
          </table:table-cell>
          <table:table-cell office:value-type="string">
            <text:p>Floating Point Operate</text:p>
          </table:table-cell>
          <table:table-cell/>
          <table:table-cell office:value-type="string">
            <text:p>B3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FPop2</text:p>
          </table:table-cell>
          <table:table-cell office:value-type="string">
            <text:p>op3</text:p>
          </table:table-cell>
          <table:table-cell office:value-type="float" office:value="110101">
            <text:p>110101</text:p>
          </table:table-cell>
          <table:table-cell office:value-type="string">
            <text:p>Floating Point Operate</text:p>
          </table:table-cell>
          <table:table-cell/>
          <table:table-cell office:value-type="string">
            <text:p>B3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iTOs</text:p>
          </table:table-cell>
          <table:table-cell office:value-type="string">
            <text:p>opf</text:p>
          </table:table-cell>
          <table:table-cell office:value-type="float" office:value="11000100">
            <text:p>11000100</text:p>
          </table:table-cell>
          <table:table-cell office:value-type="string">
            <text:p>Convert Integer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iTOd</text:p>
          </table:table-cell>
          <table:table-cell office:value-type="string">
            <text:p>opf</text:p>
          </table:table-cell>
          <table:table-cell office:value-type="float" office:value="11001000">
            <text:p>11001000</text:p>
          </table:table-cell>
          <table:table-cell office:value-type="string">
            <text:p>Convert Integer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iTOq</text:p>
          </table:table-cell>
          <table:table-cell office:value-type="string">
            <text:p>opf</text:p>
          </table:table-cell>
          <table:table-cell office:value-type="float" office:value="11001100">
            <text:p>11001100</text:p>
          </table:table-cell>
          <table:table-cell office:value-type="string">
            <text:p>Convert Integer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TOi</text:p>
          </table:table-cell>
          <table:table-cell office:value-type="string">
            <text:p>opf</text:p>
          </table:table-cell>
          <table:table-cell office:value-type="float" office:value="11010001">
            <text:p>11010001</text:p>
          </table:table-cell>
          <table:table-cell office:value-type="string">
            <text:p>Convert Single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TOi</text:p>
          </table:table-cell>
          <table:table-cell office:value-type="string">
            <text:p>opf</text:p>
          </table:table-cell>
          <table:table-cell office:value-type="float" office:value="11010010">
            <text:p>11010010</text:p>
          </table:table-cell>
          <table:table-cell office:value-type="string">
            <text:p>Convert Double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qTOi</text:p>
          </table:table-cell>
          <table:table-cell office:value-type="string">
            <text:p>opf</text:p>
          </table:table-cell>
          <table:table-cell office:value-type="float" office:value="11010011">
            <text:p>11010011</text:p>
          </table:table-cell>
          <table:table-cell office:value-type="string">
            <text:p>Convert Quad to Integer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TOd</text:p>
          </table:table-cell>
          <table:table-cell office:value-type="string">
            <text:p>opf</text:p>
          </table:table-cell>
          <table:table-cell office:value-type="float" office:value="11001001">
            <text:p>11001001</text:p>
          </table:table-cell>
          <table:table-cell office:value-type="string">
            <text:p>Convert Single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TOq</text:p>
          </table:table-cell>
          <table:table-cell office:value-type="string">
            <text:p>opf</text:p>
          </table:table-cell>
          <table:table-cell office:value-type="float" office:value="11001101">
            <text:p>11001101</text:p>
          </table:table-cell>
          <table:table-cell office:value-type="string">
            <text:p>Convert Single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TOs</text:p>
          </table:table-cell>
          <table:table-cell office:value-type="string">
            <text:p>opf</text:p>
          </table:table-cell>
          <table:table-cell office:value-type="float" office:value="11000110">
            <text:p>11000110</text:p>
          </table:table-cell>
          <table:table-cell office:value-type="string">
            <text:p>Convert Double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TOq</text:p>
          </table:table-cell>
          <table:table-cell office:value-type="string">
            <text:p>opf</text:p>
          </table:table-cell>
          <table:table-cell office:value-type="float" office:value="11001110">
            <text:p>11001110</text:p>
          </table:table-cell>
          <table:table-cell office:value-type="string">
            <text:p>Convert Double to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qTOs</text:p>
          </table:table-cell>
          <table:table-cell office:value-type="string">
            <text:p>opf</text:p>
          </table:table-cell>
          <table:table-cell office:value-type="float" office:value="11000111">
            <text:p>11000111</text:p>
          </table:table-cell>
          <table:table-cell office:value-type="string">
            <text:p>Convert Quad to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qTOd</text:p>
          </table:table-cell>
          <table:table-cell office:value-type="string">
            <text:p>opf</text:p>
          </table:table-cell>
          <table:table-cell office:value-type="float" office:value="11001011">
            <text:p>11001011</text:p>
          </table:table-cell>
          <table:table-cell office:value-type="string">
            <text:p>Convert Quad to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MOVs</text:p>
          </table:table-cell>
          <table:table-cell office:value-type="string">
            <text:p>opf</text:p>
          </table:table-cell>
          <table:table-cell office:value-type="float" office:value="1">
            <text:p>1</text:p>
          </table:table-cell>
          <table:table-cell office:value-type="string">
            <text:p>Mov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NEGs</text:p>
          </table:table-cell>
          <table:table-cell office:value-type="string">
            <text:p>opf</text:p>
          </table:table-cell>
          <table:table-cell office:value-type="float" office:value="101">
            <text:p>101</text:p>
          </table:table-cell>
          <table:table-cell office:value-type="string">
            <text:p>Negat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ABSs</text:p>
          </table:table-cell>
          <table:table-cell office:value-type="string">
            <text:p>opf</text:p>
          </table:table-cell>
          <table:table-cell office:value-type="float" office:value="1001">
            <text:p>1001</text:p>
          </table:table-cell>
          <table:table-cell office:value-type="string">
            <text:p>Absolute Valu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QRTs</text:p>
          </table:table-cell>
          <table:table-cell office:value-type="string">
            <text:p>opf</text:p>
          </table:table-cell>
          <table:table-cell office:value-type="float" office:value="101001">
            <text:p>101001</text:p>
          </table:table-cell>
          <table:table-cell office:value-type="string">
            <text:p>Square Root Sing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QRTd</text:p>
          </table:table-cell>
          <table:table-cell office:value-type="string">
            <text:p>opf</text:p>
          </table:table-cell>
          <table:table-cell office:value-type="float" office:value="101010">
            <text:p>101010</text:p>
          </table:table-cell>
          <table:table-cell office:value-type="string">
            <text:p>Square Root Double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QRTq</text:p>
          </table:table-cell>
          <table:table-cell office:value-type="string">
            <text:p>opf</text:p>
          </table:table-cell>
          <table:table-cell office:value-type="float" office:value="101011">
            <text:p>101011</text:p>
          </table:table-cell>
          <table:table-cell office:value-type="string">
            <text:p>Square Root Quad</text:p>
          </table:table-cell>
          <table:table-cell/>
          <table:table-cell office:value-type="string">
            <text:p>B3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ADDs</text:p>
          </table:table-cell>
          <table:table-cell office:value-type="string">
            <text:p>opf</text:p>
          </table:table-cell>
          <table:table-cell office:value-type="float" office:value="1000001">
            <text:p>1000001</text:p>
          </table:table-cell>
          <table:table-cell office:value-type="string">
            <text:p>Add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ADDd</text:p>
          </table:table-cell>
          <table:table-cell office:value-type="string">
            <text:p>opf</text:p>
          </table:table-cell>
          <table:table-cell office:value-type="float" office:value="1000010">
            <text:p>1000010</text:p>
          </table:table-cell>
          <table:table-cell office:value-type="string">
            <text:p>Add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ADDq</text:p>
          </table:table-cell>
          <table:table-cell office:value-type="string">
            <text:p>opf</text:p>
          </table:table-cell>
          <table:table-cell office:value-type="float" office:value="1000011">
            <text:p>1000011</text:p>
          </table:table-cell>
          <table:table-cell office:value-type="string">
            <text:p>Add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UBs</text:p>
          </table:table-cell>
          <table:table-cell office:value-type="string">
            <text:p>opf</text:p>
          </table:table-cell>
          <table:table-cell office:value-type="float" office:value="1000101">
            <text:p>1000101</text:p>
          </table:table-cell>
          <table:table-cell office:value-type="string">
            <text:p>Subtract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UBd</text:p>
          </table:table-cell>
          <table:table-cell office:value-type="string">
            <text:p>opf</text:p>
          </table:table-cell>
          <table:table-cell office:value-type="float" office:value="1000110">
            <text:p>1000110</text:p>
          </table:table-cell>
          <table:table-cell office:value-type="string">
            <text:p>Subtract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UBq</text:p>
          </table:table-cell>
          <table:table-cell office:value-type="string">
            <text:p>opf</text:p>
          </table:table-cell>
          <table:table-cell office:value-type="float" office:value="1000111">
            <text:p>1000111</text:p>
          </table:table-cell>
          <table:table-cell office:value-type="string">
            <text:p>Subtract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MULs</text:p>
          </table:table-cell>
          <table:table-cell office:value-type="string">
            <text:p>opf</text:p>
          </table:table-cell>
          <table:table-cell office:value-type="float" office:value="1001001">
            <text:p>1001001</text:p>
          </table:table-cell>
          <table:table-cell office:value-type="string">
            <text:p>Multiply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MULd</text:p>
          </table:table-cell>
          <table:table-cell office:value-type="string">
            <text:p>opf</text:p>
          </table:table-cell>
          <table:table-cell office:value-type="float" office:value="1001010">
            <text:p>1001010</text:p>
          </table:table-cell>
          <table:table-cell office:value-type="string">
            <text:p>Multiply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MULq</text:p>
          </table:table-cell>
          <table:table-cell office:value-type="string">
            <text:p>opf</text:p>
          </table:table-cell>
          <table:table-cell office:value-type="float" office:value="1001011">
            <text:p>1001011</text:p>
          </table:table-cell>
          <table:table-cell office:value-type="string">
            <text:p>Multiply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sMULd</text:p>
          </table:table-cell>
          <table:table-cell office:value-type="string">
            <text:p>opf</text:p>
          </table:table-cell>
          <table:table-cell office:value-type="float" office:value="1101001">
            <text:p>1101001</text:p>
          </table:table-cell>
          <table:table-cell office:value-type="string">
            <text:p>Multiply Single to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MULq</text:p>
          </table:table-cell>
          <table:table-cell office:value-type="string">
            <text:p>opf</text:p>
          </table:table-cell>
          <table:table-cell office:value-type="float" office:value="1101110">
            <text:p>1101110</text:p>
          </table:table-cell>
          <table:table-cell office:value-type="string">
            <text:p>Multiply Double to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IVs</text:p>
          </table:table-cell>
          <table:table-cell office:value-type="string">
            <text:p>opf</text:p>
          </table:table-cell>
          <table:table-cell office:value-type="float" office:value="1001101">
            <text:p>1001101</text:p>
          </table:table-cell>
          <table:table-cell office:value-type="string">
            <text:p>Divide Sing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IVd</text:p>
          </table:table-cell>
          <table:table-cell office:value-type="string">
            <text:p>opf</text:p>
          </table:table-cell>
          <table:table-cell office:value-type="float" office:value="1001110">
            <text:p>1001110</text:p>
          </table:table-cell>
          <table:table-cell office:value-type="string">
            <text:p>Divide Double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DIVq</text:p>
          </table:table-cell>
          <table:table-cell office:value-type="string">
            <text:p>opf</text:p>
          </table:table-cell>
          <table:table-cell office:value-type="float" office:value="1001111">
            <text:p>1001111</text:p>
          </table:table-cell>
          <table:table-cell office:value-type="string">
            <text:p>Divide Quad</text:p>
          </table:table-cell>
          <table:table-cell/>
          <table:table-cell office:value-type="string">
            <text:p>B33.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s</text:p>
          </table:table-cell>
          <table:table-cell office:value-type="string">
            <text:p>opf</text:p>
          </table:table-cell>
          <table:table-cell office:value-type="float" office:value="1010001">
            <text:p>1010001</text:p>
          </table:table-cell>
          <table:table-cell office:value-type="string">
            <text:p>Compare Single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d</text:p>
          </table:table-cell>
          <table:table-cell office:value-type="string">
            <text:p>opf</text:p>
          </table:table-cell>
          <table:table-cell office:value-type="float" office:value="1010010">
            <text:p>1010010</text:p>
          </table:table-cell>
          <table:table-cell office:value-type="string">
            <text:p>Compare Double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q</text:p>
          </table:table-cell>
          <table:table-cell office:value-type="string">
            <text:p>opf</text:p>
          </table:table-cell>
          <table:table-cell office:value-type="float" office:value="1010011">
            <text:p>1010011</text:p>
          </table:table-cell>
          <table:table-cell office:value-type="string">
            <text:p>Compare Qua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Es</text:p>
          </table:table-cell>
          <table:table-cell office:value-type="string">
            <text:p>opf</text:p>
          </table:table-cell>
          <table:table-cell office:value-type="float" office:value="1010101">
            <text:p>1010101</text:p>
          </table:table-cell>
          <table:table-cell office:value-type="string">
            <text:p>Compare Single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Ed</text:p>
          </table:table-cell>
          <table:table-cell office:value-type="string">
            <text:p>opf</text:p>
          </table:table-cell>
          <table:table-cell office:value-type="float" office:value="1010110">
            <text:p>1010110</text:p>
          </table:table-cell>
          <table:table-cell office:value-type="string">
            <text:p>Compare Double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CMPEq</text:p>
          </table:table-cell>
          <table:table-cell office:value-type="string">
            <text:p>opf</text:p>
          </table:table-cell>
          <table:table-cell office:value-type="float" office:value="1010111">
            <text:p>1010111</text:p>
          </table:table-cell>
          <table:table-cell office:value-type="string">
            <text:p>Compare Quad and Exception if Unordered</text:p>
          </table:table-cell>
          <table:table-cell/>
          <table:table-cell office:value-type="string">
            <text:p>B33.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Pop1</text:p>
          </table:table-cell>
          <table:table-cell office:value-type="string">
            <text:p>opc</text:p>
          </table:table-cell>
          <table:table-cell office:value-type="float" office:value="110110">
            <text:p>110110</text:p>
          </table:table-cell>
          <table:table-cell office:value-type="string">
            <text:p>Coprocessor Operate</text:p>
          </table:table-cell>
          <table:table-cell/>
          <table:table-cell office:value-type="string">
            <text:p>B3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Pop2</text:p>
          </table:table-cell>
          <table:table-cell office:value-type="string">
            <text:p>opc</text:p>
          </table:table-cell>
          <table:table-cell office:value-type="float" office:value="110111">
            <text:p>110111</text:p>
          </table:table-cell>
          <table:table-cell office:value-type="string">
            <text:p>Coprocessor Operate</text:p>
          </table:table-cell>
          <table:table-cell/>
          <table:table-cell office:value-type="string">
            <text:p>B34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D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DDDcc</text:p>
          </table:table-cell>
          <table:table-cell office:value-type="string">
            <text:p>op3</text:p>
          </table:table-cell>
          <table:table-cell table:style-name="ce6" office:value-type="float" office:value="10000">
            <text:p>010000</text:p>
          </table:table-cell>
          <table:table-cell office:value-type="string">
            <text:p>AJIT Add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</text:p>
          </table:table-cell>
          <table:table-cell office:value-type="string">
            <text:p>op3</text:p>
          </table:table-cell>
          <table:table-cell table:style-name="ce6" office:value-type="float" office:value="100">
            <text:p>000100</text:p>
          </table:table-cell>
          <table:table-cell office:value-type="string">
            <text:p>Subtrac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UBcc</text:p>
          </table:table-cell>
          <table:table-cell office:value-type="string">
            <text:p>op3</text:p>
          </table:table-cell>
          <table:table-cell table:style-name="ce6" office:value-type="float" office:value="10100">
            <text:p>010100</text:p>
          </table:table-cell>
          <table:table-cell office:value-type="string">
            <text:p>Subtrac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LL</text:p>
          </table:table-cell>
          <table:table-cell office:value-type="string">
            <text:p>op3</text:p>
          </table:table-cell>
          <table:table-cell table:style-name="ce6" office:value-type="float" office:value="100101">
            <text:p>100101</text:p>
          </table:table-cell>
          <table:table-cell office:value-type="string">
            <text:p>Shift Left Logical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RL</text:p>
          </table:table-cell>
          <table:table-cell office:value-type="string">
            <text:p>op3</text:p>
          </table:table-cell>
          <table:table-cell table:style-name="ce6" office:value-type="float" office:value="100110">
            <text:p>100110</text:p>
          </table:table-cell>
          <table:table-cell office:value-type="string">
            <text:p>Shift Right Logical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RA</text:p>
          </table:table-cell>
          <table:table-cell office:value-type="string">
            <text:p>op3</text:p>
          </table:table-cell>
          <table:table-cell table:style-name="ce6" office:value-type="float" office:value="100111">
            <text:p>100111</text:p>
          </table:table-cell>
          <table:table-cell office:value-type="string">
            <text:p>Shift Right Arithmetic</text:p>
          </table:table-cell>
          <table:table-cell office:value-type="string">
            <text:p>Integer Arith</text:p>
          </table:table-cell>
          <table:table-cell office:value-type="string">
            <text:p>AJ2.1|AJ2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MUL</text:p>
          </table:table-cell>
          <table:table-cell office:value-type="string">
            <text:p>op3</text:p>
          </table:table-cell>
          <table:table-cell table:style-name="ce6" office:value-type="float" office:value="1010">
            <text:p>001010</text:p>
          </table:table-cell>
          <table:table-cell office:value-type="string">
            <text:p>Unsigned Integer Multiply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MUL</text:p>
          </table:table-cell>
          <table:table-cell office:value-type="string">
            <text:p>op3</text:p>
          </table:table-cell>
          <table:table-cell table:style-name="ce6" office:value-type="float" office:value="1011">
            <text:p>001011</text:p>
          </table:table-cell>
          <table:table-cell office:value-type="string">
            <text:p>Signed Integer Multiply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MULcc</text:p>
          </table:table-cell>
          <table:table-cell office:value-type="string">
            <text:p>op3</text:p>
          </table:table-cell>
          <table:table-cell table:style-name="ce6" office:value-type="float" office:value="11010">
            <text:p>011010</text:p>
          </table:table-cell>
          <table:table-cell office:value-type="string">
            <text:p>Un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MULcc</text:p>
          </table:table-cell>
          <table:table-cell office:value-type="string">
            <text:p>op3</text:p>
          </table:table-cell>
          <table:table-cell table:style-name="ce6" office:value-type="float" office:value="11011">
            <text:p>011011</text:p>
          </table:table-cell>
          <table:table-cell office:value-type="string">
            <text:p>Signed Integer Multiply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DIV</text:p>
          </table:table-cell>
          <table:table-cell office:value-type="string">
            <text:p>op3</text:p>
          </table:table-cell>
          <table:table-cell table:style-name="ce6" office:value-type="float" office:value="1110">
            <text:p>001110</text:p>
          </table:table-cell>
          <table:table-cell office:value-type="string">
            <text:p>Unsigned Integer Divide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DIV</text:p>
          </table:table-cell>
          <table:table-cell office:value-type="string">
            <text:p>op3</text:p>
          </table:table-cell>
          <table:table-cell table:style-name="ce6" office:value-type="float" office:value="1111">
            <text:p>001111</text:p>
          </table:table-cell>
          <table:table-cell office:value-type="string">
            <text:p>Signed Integer Divide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UDIVcc</text:p>
          </table:table-cell>
          <table:table-cell office:value-type="string">
            <text:p>op3</text:p>
          </table:table-cell>
          <table:table-cell table:style-name="ce6" office:value-type="float" office:value="11110">
            <text:p>011110</text:p>
          </table:table-cell>
          <table:table-cell office:value-type="string">
            <text:p>Un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DIVcc</text:p>
          </table:table-cell>
          <table:table-cell office:value-type="string">
            <text:p>op3</text:p>
          </table:table-cell>
          <table:table-cell table:style-name="ce6" office:value-type="float" office:value="11111">
            <text:p>011111</text:p>
          </table:table-cell>
          <table:table-cell office:value-type="string">
            <text:p>Signed Integer Divide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</text:p>
          </table:table-cell>
          <table:table-cell office:value-type="string">
            <text:p>op3</text:p>
          </table:table-cell>
          <table:table-cell table:style-name="ce6" office:value-type="float" office:value="10">
            <text:p>000010</text:p>
          </table:table-cell>
          <table:table-cell office:value-type="string">
            <text:p>Inclusive Or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cc</text:p>
          </table:table-cell>
          <table:table-cell office:value-type="string">
            <text:p>op3</text:p>
          </table:table-cell>
          <table:table-cell table:style-name="ce6" office:value-type="float" office:value="10010">
            <text:p>010010</text:p>
          </table:table-cell>
          <table:table-cell office:value-type="string">
            <text:p>Inclusive 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N</text:p>
          </table:table-cell>
          <table:table-cell office:value-type="string">
            <text:p>op3</text:p>
          </table:table-cell>
          <table:table-cell table:style-name="ce6" office:value-type="float" office:value="110">
            <text:p>000110</text:p>
          </table:table-cell>
          <table:table-cell office:value-type="string">
            <text:p>Inclusive Or No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ORNcc</text:p>
          </table:table-cell>
          <table:table-cell office:value-type="string">
            <text:p>op3</text:p>
          </table:table-cell>
          <table:table-cell table:style-name="ce6" office:value-type="float" office:value="10110">
            <text:p>010110</text:p>
          </table:table-cell>
          <table:table-cell office:value-type="string">
            <text:p>Inclusive Or No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ORcc</text:p>
          </table:table-cell>
          <table:table-cell office:value-type="string">
            <text:p>op3</text:p>
          </table:table-cell>
          <table:table-cell table:style-name="ce6" office:value-type="float" office:value="10011">
            <text:p>010011</text:p>
          </table:table-cell>
          <table:table-cell office:value-type="string">
            <text:p>Exclusive 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NOR</text:p>
          </table:table-cell>
          <table:table-cell office:value-type="string">
            <text:p>op3</text:p>
          </table:table-cell>
          <table:table-cell table:style-name="ce6" office:value-type="float" office:value="111">
            <text:p>000111</text:p>
          </table:table-cell>
          <table:table-cell office:value-type="string">
            <text:p>Exclusive Nor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XNORcc</text:p>
          </table:table-cell>
          <table:table-cell office:value-type="string">
            <text:p>op3</text:p>
          </table:table-cell>
          <table:table-cell table:style-name="ce6" office:value-type="float" office:value="10111">
            <text:p>010111</text:p>
          </table:table-cell>
          <table:table-cell office:value-type="string">
            <text:p>Exclusive Nor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</text:p>
          </table:table-cell>
          <table:table-cell office:value-type="string">
            <text:p>op3</text:p>
          </table:table-cell>
          <table:table-cell table:style-name="ce6" office:value-type="float" office:value="1">
            <text:p>000001</text:p>
          </table:table-cell>
          <table:table-cell office:value-type="string">
            <text:p>And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cc</text:p>
          </table:table-cell>
          <table:table-cell office:value-type="string">
            <text:p>op3</text:p>
          </table:table-cell>
          <table:table-cell table:style-name="ce6" office:value-type="float" office:value="10001">
            <text:p>010001</text:p>
          </table:table-cell>
          <table:table-cell office:value-type="string">
            <text:p>And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N</text:p>
          </table:table-cell>
          <table:table-cell office:value-type="string">
            <text:p>op3</text:p>
          </table:table-cell>
          <table:table-cell table:style-name="ce6" office:value-type="float" office:value="101">
            <text:p>000101</text:p>
          </table:table-cell>
          <table:table-cell office:value-type="string">
            <text:p>And Not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ANDNcc</text:p>
          </table:table-cell>
          <table:table-cell office:value-type="string">
            <text:p>op3</text:p>
          </table:table-cell>
          <table:table-cell table:style-name="ce6" office:value-type="float" office:value="10101">
            <text:p>010101</text:p>
          </table:table-cell>
          <table:table-cell office:value-type="string">
            <text:p>And Not and modify icc</text:p>
          </table:table-cell>
          <table:table-cell office:value-type="string">
            <text:p>Integer Arith</text:p>
          </table:table-cell>
          <table:table-cell office:value-type="string">
            <text:p>AJ1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ADD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ADD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ADD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ADD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UB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UB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UB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UB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UMUL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UMUL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UMUL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UMUL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MULD8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001</text:p>
          </table:table-cell>
          <table:table-cell office:value-type="string">
            <text:p>Integer Arith</text:p>
          </table:table-cell>
          <table:table-cell office:value-type="string">
            <text:p>AJ3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MULD16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010</text:p>
          </table:table-cell>
          <table:table-cell office:value-type="string">
            <text:p>Integer Arith</text:p>
          </table:table-cell>
          <table:table-cell office:value-type="string">
            <text:p>AJ3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SMULD32</text:p>
          </table:table-cell>
          <table:table-cell office:value-type="string">
            <text:p>op3</text:p>
          </table:table-cell>
          <table:table-cell table:style-name="ce6" office:value-type="float" office:value="0">
            <text:p>000000</text:p>
          </table:table-cell>
          <table:table-cell office:value-type="string">
            <text:p>AJIT SMUL; i[13] = 0, i[5:6] = 2, i[7:9] = 100</text:p>
          </table:table-cell>
          <table:table-cell office:value-type="string">
            <text:p>Integer Arith</text:p>
          </table:table-cell>
          <table:table-cell office:value-type="string">
            <text:p>AJ3.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ORDBYTER</text:p>
          </table:table-cell>
          <table:table-cell office:value-type="string">
            <text:p>op3</text:p>
          </table:table-cell>
          <table:table-cell office:value-type="float" office:value="111010">
            <text:p>111010</text:p>
          </table:table-cell>
          <table:table-cell office:value-type="string">
            <text:p>AJIT OR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ANDDBYTER</text:p>
          </table:table-cell>
          <table:table-cell office:value-type="string">
            <text:p>op3</text:p>
          </table:table-cell>
          <table:table-cell office:value-type="float" office:value="111110">
            <text:p>111110</text:p>
          </table:table-cell>
          <table:table-cell office:value-type="string">
            <text:p>AJIT AND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XORDBYTER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AJIT XORDBYTER</text:p>
          </table:table-cell>
          <table:table-cell table:style-name="Default"/>
          <table:table-cell office:value-type="string">
            <text:p>AJ4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ZBYTEDPOS</text:p>
          </table:table-cell>
          <table:table-cell office:value-type="string">
            <text:p>op3</text:p>
          </table:table-cell>
          <table:table-cell office:value-type="float" office:value="111011">
            <text:p>111011</text:p>
          </table:table-cell>
          <table:table-cell office:value-type="string">
            <text:p>AJIT ZBYTEDPOS</text:p>
          </table:table-cell>
          <table:table-cell table:style-name="Default"/>
          <table:table-cell office:value-type="string">
            <text:p>AJ5.1|AJ5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FADD</text:p>
          </table:table-cell>
          <table:table-cell office:value-type="string">
            <text:p>opf</text:p>
          </table:table-cell>
          <table:table-cell office:value-type="float" office:value="101000010">
            <text:p>101000010</text:p>
          </table:table-cell>
          <table:table-cell office:value-type="string">
            <text:p>AJIT VFADD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FSUB</text:p>
          </table:table-cell>
          <table:table-cell office:value-type="string">
            <text:p>opf</text:p>
          </table:table-cell>
          <table:table-cell office:value-type="float" office:value="101000110">
            <text:p>101000110</text:p>
          </table:table-cell>
          <table:table-cell office:value-type="string">
            <text:p>AJIT VFSUB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FMUL</text:p>
          </table:table-cell>
          <table:table-cell office:value-type="string">
            <text:p>opf</text:p>
          </table:table-cell>
          <table:table-cell office:value-type="float" office:value="101001010">
            <text:p>101001010</text:p>
          </table:table-cell>
          <table:table-cell office:value-type="string">
            <text:p>AJIT AFMUL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FDIV</text:p>
          </table:table-cell>
          <table:table-cell office:value-type="string">
            <text:p>opf</text:p>
          </table:table-cell>
          <table:table-cell office:value-type="float" office:value="101001110">
            <text:p>101001110</text:p>
          </table:table-cell>
          <table:table-cell office:value-type="string">
            <text:p>AJIT AVFDIV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VFSQRT</text:p>
          </table:table-cell>
          <table:table-cell office:value-type="string">
            <text:p>opf</text:p>
          </table:table-cell>
          <table:table-cell office:value-type="float" office:value="100101010">
            <text:p>100101010</text:p>
          </table:table-cell>
          <table:table-cell office:value-type="string">
            <text:p>AJIT VFSQRT</text:p>
          </table:table-cell>
          <table:table-cell table:style-name="Default"/>
          <table:table-cell office:value-type="string">
            <text:p>AJ6.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CSWAP64</text:p>
          </table:table-cell>
          <table:table-cell office:value-type="string">
            <text:p>op3</text:p>
          </table:table-cell>
          <table:table-cell office:value-type="float" office:value="101111">
            <text:p>101111</text:p>
          </table:table-cell>
          <table:table-cell office:value-type="string">
            <text:p>AJIT CSWAP64</text:p>
          </table:table-cell>
          <table:table-cell table:style-name="Default"/>
          <table:table-cell office:value-type="string">
            <text:p>AJ7.1|AJ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CSWAP64A</text:p>
          </table:table-cell>
          <table:table-cell office:value-type="string">
            <text:p>op3</text:p>
          </table:table-cell>
          <table:table-cell office:value-type="float" office:value="111111">
            <text:p>111111</text:p>
          </table:table-cell>
          <table:table-cell office:value-type="string">
            <text:p>AJIT CSWAP64A</text:p>
          </table:table-cell>
          <table:table-cell table:style-name="Default"/>
          <table:table-cell office:value-type="string">
            <text:p>AJ7.1|AJ7.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</table:table-row>
        <table:table-row table:style-name="ro5" table:number-rows-repeated="1048323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Format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6" table:default-cell-style-name="Default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</table:table>
      <table:table table:name="AJIT insns" table:style-name="ta1">
        <table:table-column table:style-name="co8" table:default-cell-style-name="Default"/>
        <table:table-column table:style-name="co8" table:default-cell-style-name="ce12"/>
        <table:table-column table:style-name="co8" table:default-cell-style-name="ce13"/>
        <table:table-column table:style-name="co9" table:default-cell-style-name="Default"/>
        <table:table-column table:style-name="co10" table:default-cell-style-name="ce12"/>
        <table:table-column table:style-name="co8" table:number-columns-repeated="3" table:default-cell-style-name="ce12"/>
        <table:table-column table:style-name="co8" table:number-columns-repeated="9" table:default-cell-style-name="Default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style-name="ce13"/>
          <table:table-cell/>
          <table:table-cell table:style-name="ce12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12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12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Registers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Original-Reg-Name</text:p>
          </table:table-cell>
          <table:table-cell office:value-type="string" calcext:value-type="string">
            <text:p>Windowed-Name</text:p>
          </table:table-cell>
          <table:table-cell office:value-type="string" calcext:value-type="string">
            <text:p>Preferred-Name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r0</text:p>
          </table:table-cell>
          <table:table-cell table:formula="of:=[.C2]" office:value-type="string" office:string-value="%r0" calcext:value-type="string">
            <text:p>%r0</text:p>
          </table:table-cell>
          <table:table-cell office:value-type="string" calcext:value-type="string">
            <text:p>%g0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%r&quot;;TEXT([.B3];&quot;#&quot;))" office:value-type="string" office:string-value="%r1" calcext:value-type="string">
            <text:p>%r1</text:p>
          </table:table-cell>
          <table:table-cell table:formula="of:=[.C3]" office:value-type="string" office:string-value="%r1" calcext:value-type="string">
            <text:p>%r1</text:p>
          </table:table-cell>
          <table:table-cell table:formula="of:=CONCATENATE(&quot;%g&quot;;TEXT(MOD([.B3];8);&quot;#&quot;))" office:value-type="string" office:string-value="%g1" calcext:value-type="string">
            <text:p>%g1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NCATENATE(&quot;%r&quot;;TEXT([.B4];&quot;#&quot;))" office:value-type="string" office:string-value="%r2" calcext:value-type="string">
            <text:p>%r2</text:p>
          </table:table-cell>
          <table:table-cell table:formula="of:=[.C4]" office:value-type="string" office:string-value="%r2" calcext:value-type="string">
            <text:p>%r2</text:p>
          </table:table-cell>
          <table:table-cell table:formula="of:=CONCATENATE(&quot;%g&quot;;TEXT(MOD([.B4];8);&quot;#&quot;))" office:value-type="string" office:string-value="%g2" calcext:value-type="string">
            <text:p>%g2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NCATENATE(&quot;%r&quot;;TEXT([.B5];&quot;#&quot;))" office:value-type="string" office:string-value="%r3" calcext:value-type="string">
            <text:p>%r3</text:p>
          </table:table-cell>
          <table:table-cell table:formula="of:=[.C5]" office:value-type="string" office:string-value="%r3" calcext:value-type="string">
            <text:p>%r3</text:p>
          </table:table-cell>
          <table:table-cell table:formula="of:=CONCATENATE(&quot;%g&quot;;TEXT(MOD([.B5];8);&quot;#&quot;))" office:value-type="string" office:string-value="%g3" calcext:value-type="string">
            <text:p>%g3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%r&quot;;TEXT([.B6];&quot;#&quot;))" office:value-type="string" office:string-value="%r4" calcext:value-type="string">
            <text:p>%r4</text:p>
          </table:table-cell>
          <table:table-cell table:formula="of:=[.C6]" office:value-type="string" office:string-value="%r4" calcext:value-type="string">
            <text:p>%r4</text:p>
          </table:table-cell>
          <table:table-cell table:formula="of:=CONCATENATE(&quot;%g&quot;;TEXT(MOD([.B6];8);&quot;#&quot;))" office:value-type="string" office:string-value="%g4" calcext:value-type="string">
            <text:p>%g4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NCATENATE(&quot;%r&quot;;TEXT([.B7];&quot;#&quot;))" office:value-type="string" office:string-value="%r5" calcext:value-type="string">
            <text:p>%r5</text:p>
          </table:table-cell>
          <table:table-cell table:formula="of:=[.C7]" office:value-type="string" office:string-value="%r5" calcext:value-type="string">
            <text:p>%r5</text:p>
          </table:table-cell>
          <table:table-cell table:formula="of:=CONCATENATE(&quot;%g&quot;;TEXT(MOD([.B7];8);&quot;#&quot;))" office:value-type="string" office:string-value="%g5" calcext:value-type="string">
            <text:p>%g5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NCATENATE(&quot;%r&quot;;TEXT([.B8];&quot;#&quot;))" office:value-type="string" office:string-value="%r6" calcext:value-type="string">
            <text:p>%r6</text:p>
          </table:table-cell>
          <table:table-cell table:formula="of:=[.C8]" office:value-type="string" office:string-value="%r6" calcext:value-type="string">
            <text:p>%r6</text:p>
          </table:table-cell>
          <table:table-cell table:formula="of:=CONCATENATE(&quot;%g&quot;;TEXT(MOD([.B8];8);&quot;#&quot;))" office:value-type="string" office:string-value="%g6" calcext:value-type="string">
            <text:p>%g6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NCATENATE(&quot;%r&quot;;TEXT([.B9];&quot;#&quot;))" office:value-type="string" office:string-value="%r7" calcext:value-type="string">
            <text:p>%r7</text:p>
          </table:table-cell>
          <table:table-cell table:formula="of:=[.C9]" office:value-type="string" office:string-value="%r7" calcext:value-type="string">
            <text:p>%r7</text:p>
          </table:table-cell>
          <table:table-cell table:formula="of:=CONCATENATE(&quot;%g&quot;;TEXT(MOD([.B9];8);&quot;#&quot;))" office:value-type="string" office:string-value="%g7" calcext:value-type="string">
            <text:p>%g7</text:p>
          </table:table-cell>
          <table:table-cell/>
          <table:table-cell office:value-type="string" calcext:value-type="string">
            <text:p>Global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NCATENATE(&quot;%r&quot;;TEXT([.B10];&quot;#&quot;))" office:value-type="string" office:string-value="%r8" calcext:value-type="string">
            <text:p>%r8</text:p>
          </table:table-cell>
          <table:table-cell table:formula="of:=[.C10]" office:value-type="string" office:string-value="%r8" calcext:value-type="string">
            <text:p>%r8</text:p>
          </table:table-cell>
          <table:table-cell office:value-type="string" calcext:value-type="string">
            <text:p>%o0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NCATENATE(&quot;%r&quot;;TEXT([.B11];&quot;#&quot;))" office:value-type="string" office:string-value="%r9" calcext:value-type="string">
            <text:p>%r9</text:p>
          </table:table-cell>
          <table:table-cell table:formula="of:=[.C11]" office:value-type="string" office:string-value="%r9" calcext:value-type="string">
            <text:p>%r9</text:p>
          </table:table-cell>
          <table:table-cell table:formula="of:=CONCATENATE(&quot;%o&quot;;TEXT(MOD([.B11];8);&quot;#&quot;))" office:value-type="string" office:string-value="%o1" calcext:value-type="string">
            <text:p>%o1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&quot;%r&quot;;TEXT([.B12];&quot;#&quot;))" office:value-type="string" office:string-value="%r10" calcext:value-type="string">
            <text:p>%r10</text:p>
          </table:table-cell>
          <table:table-cell table:formula="of:=[.C12]" office:value-type="string" office:string-value="%r10" calcext:value-type="string">
            <text:p>%r10</text:p>
          </table:table-cell>
          <table:table-cell table:formula="of:=CONCATENATE(&quot;%o&quot;;TEXT(MOD([.B12];8);&quot;#&quot;))" office:value-type="string" office:string-value="%o2" calcext:value-type="string">
            <text:p>%o2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NCATENATE(&quot;%r&quot;;TEXT([.B13];&quot;#&quot;))" office:value-type="string" office:string-value="%r11" calcext:value-type="string">
            <text:p>%r11</text:p>
          </table:table-cell>
          <table:table-cell table:formula="of:=[.C13]" office:value-type="string" office:string-value="%r11" calcext:value-type="string">
            <text:p>%r11</text:p>
          </table:table-cell>
          <table:table-cell table:formula="of:=CONCATENATE(&quot;%o&quot;;TEXT(MOD([.B13];8);&quot;#&quot;))" office:value-type="string" office:string-value="%o3" calcext:value-type="string">
            <text:p>%o3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NCATENATE(&quot;%r&quot;;TEXT([.B14];&quot;#&quot;))" office:value-type="string" office:string-value="%r12" calcext:value-type="string">
            <text:p>%r12</text:p>
          </table:table-cell>
          <table:table-cell table:formula="of:=[.C14]" office:value-type="string" office:string-value="%r12" calcext:value-type="string">
            <text:p>%r12</text:p>
          </table:table-cell>
          <table:table-cell table:formula="of:=CONCATENATE(&quot;%o&quot;;TEXT(MOD([.B14];8);&quot;#&quot;))" office:value-type="string" office:string-value="%o4" calcext:value-type="string">
            <text:p>%o4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NCATENATE(&quot;%r&quot;;TEXT([.B15];&quot;#&quot;))" office:value-type="string" office:string-value="%r13" calcext:value-type="string">
            <text:p>%r13</text:p>
          </table:table-cell>
          <table:table-cell table:formula="of:=[.C15]" office:value-type="string" office:string-value="%r13" calcext:value-type="string">
            <text:p>%r13</text:p>
          </table:table-cell>
          <table:table-cell table:formula="of:=CONCATENATE(&quot;%o&quot;;TEXT(MOD([.B15];8);&quot;#&quot;))" office:value-type="string" office:string-value="%o5" calcext:value-type="string">
            <text:p>%o5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NCATENATE(&quot;%r&quot;;TEXT([.B16];&quot;#&quot;))" office:value-type="string" office:string-value="%r14" calcext:value-type="string">
            <text:p>%r14</text:p>
          </table:table-cell>
          <table:table-cell table:formula="of:=[.C16]" office:value-type="string" office:string-value="%r14" calcext:value-type="string">
            <text:p>%r14</text:p>
          </table:table-cell>
          <table:table-cell table:formula="of:=CONCATENATE(&quot;%o&quot;;TEXT(MOD([.B16];8);&quot;#&quot;))" office:value-type="string" office:string-value="%o6" calcext:value-type="string">
            <text:p>%o6</text:p>
          </table:table-cell>
          <table:table-cell office:value-type="string" calcext:value-type="string">
            <text:p>%sp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NCATENATE(&quot;%r&quot;;TEXT([.B17];&quot;#&quot;))" office:value-type="string" office:string-value="%r15" calcext:value-type="string">
            <text:p>%r15</text:p>
          </table:table-cell>
          <table:table-cell table:formula="of:=[.C17]" office:value-type="string" office:string-value="%r15" calcext:value-type="string">
            <text:p>%r15</text:p>
          </table:table-cell>
          <table:table-cell table:formula="of:=CONCATENATE(&quot;%o&quot;;TEXT(MOD([.B17];8);&quot;#&quot;))" office:value-type="string" office:string-value="%o7" calcext:value-type="string">
            <text:p>%o7</text:p>
          </table:table-cell>
          <table:table-cell/>
          <table:table-cell office:value-type="string" calcext:value-type="string">
            <text:p>Out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CONCATENATE(&quot;%r&quot;;TEXT([.B18];&quot;#&quot;))" office:value-type="string" office:string-value="%r16" calcext:value-type="string">
            <text:p>%r16</text:p>
          </table:table-cell>
          <table:table-cell table:formula="of:=[.C18]" office:value-type="string" office:string-value="%r16" calcext:value-type="string">
            <text:p>%r16</text:p>
          </table:table-cell>
          <table:table-cell office:value-type="string" calcext:value-type="string">
            <text:p>%l0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NCATENATE(&quot;%r&quot;;TEXT([.B19];&quot;#&quot;))" office:value-type="string" office:string-value="%r17" calcext:value-type="string">
            <text:p>%r17</text:p>
          </table:table-cell>
          <table:table-cell table:formula="of:=[.C19]" office:value-type="string" office:string-value="%r17" calcext:value-type="string">
            <text:p>%r17</text:p>
          </table:table-cell>
          <table:table-cell table:formula="of:=CONCATENATE(&quot;%l&quot;;TEXT(MOD([.B19];8);&quot;#&quot;))" office:value-type="string" office:string-value="%l1" calcext:value-type="string">
            <text:p>%l1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CONCATENATE(&quot;%r&quot;;TEXT([.B20];&quot;#&quot;))" office:value-type="string" office:string-value="%r18" calcext:value-type="string">
            <text:p>%r18</text:p>
          </table:table-cell>
          <table:table-cell table:formula="of:=[.C20]" office:value-type="string" office:string-value="%r18" calcext:value-type="string">
            <text:p>%r18</text:p>
          </table:table-cell>
          <table:table-cell table:formula="of:=CONCATENATE(&quot;%l&quot;;TEXT(MOD([.B20];8);&quot;#&quot;))" office:value-type="string" office:string-value="%l2" calcext:value-type="string">
            <text:p>%l2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CONCATENATE(&quot;%r&quot;;TEXT([.B21];&quot;#&quot;))" office:value-type="string" office:string-value="%r19" calcext:value-type="string">
            <text:p>%r19</text:p>
          </table:table-cell>
          <table:table-cell table:formula="of:=[.C21]" office:value-type="string" office:string-value="%r19" calcext:value-type="string">
            <text:p>%r19</text:p>
          </table:table-cell>
          <table:table-cell table:formula="of:=CONCATENATE(&quot;%l&quot;;TEXT(MOD([.B21];8);&quot;#&quot;))" office:value-type="string" office:string-value="%l3" calcext:value-type="string">
            <text:p>%l3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CONCATENATE(&quot;%r&quot;;TEXT([.B22];&quot;#&quot;))" office:value-type="string" office:string-value="%r20" calcext:value-type="string">
            <text:p>%r20</text:p>
          </table:table-cell>
          <table:table-cell table:formula="of:=[.C22]" office:value-type="string" office:string-value="%r20" calcext:value-type="string">
            <text:p>%r20</text:p>
          </table:table-cell>
          <table:table-cell table:formula="of:=CONCATENATE(&quot;%l&quot;;TEXT(MOD([.B22];8);&quot;#&quot;))" office:value-type="string" office:string-value="%l4" calcext:value-type="string">
            <text:p>%l4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CONCATENATE(&quot;%r&quot;;TEXT([.B23];&quot;#&quot;))" office:value-type="string" office:string-value="%r21" calcext:value-type="string">
            <text:p>%r21</text:p>
          </table:table-cell>
          <table:table-cell table:formula="of:=[.C23]" office:value-type="string" office:string-value="%r21" calcext:value-type="string">
            <text:p>%r21</text:p>
          </table:table-cell>
          <table:table-cell table:formula="of:=CONCATENATE(&quot;%l&quot;;TEXT(MOD([.B23];8);&quot;#&quot;))" office:value-type="string" office:string-value="%l5" calcext:value-type="string">
            <text:p>%l5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CONCATENATE(&quot;%r&quot;;TEXT([.B24];&quot;#&quot;))" office:value-type="string" office:string-value="%r22" calcext:value-type="string">
            <text:p>%r22</text:p>
          </table:table-cell>
          <table:table-cell table:formula="of:=[.C24]" office:value-type="string" office:string-value="%r22" calcext:value-type="string">
            <text:p>%r22</text:p>
          </table:table-cell>
          <table:table-cell table:formula="of:=CONCATENATE(&quot;%l&quot;;TEXT(MOD([.B24];8);&quot;#&quot;))" office:value-type="string" office:string-value="%l6" calcext:value-type="string">
            <text:p>%l6</text:p>
          </table:table-cell>
          <table:table-cell office:value-type="string" calcext:value-type="string">
            <text:p>%fp</text:p>
          </table:table-cell>
          <table:table-cell office:value-type="string" calcext:value-type="string">
            <text:p>Local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ONCATENATE(&quot;%r&quot;;TEXT([.B25];&quot;#&quot;))" office:value-type="string" office:string-value="%r23" calcext:value-type="string">
            <text:p>%r23</text:p>
          </table:table-cell>
          <table:table-cell table:formula="of:=[.C25]" office:value-type="string" office:string-value="%r23" calcext:value-type="string">
            <text:p>%r23</text:p>
          </table:table-cell>
          <table:table-cell table:formula="of:=CONCATENATE(&quot;%l&quot;;TEXT(MOD([.B25];8);&quot;#&quot;))" office:value-type="string" office:string-value="%l7" calcext:value-type="string">
            <text:p>%l7</text:p>
          </table:table-cell>
          <table:table-cell/>
          <table:table-cell office:value-type="string" calcext:value-type="string">
            <text:p>Local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CONCATENATE(&quot;%r&quot;;TEXT([.B26];&quot;#&quot;))" office:value-type="string" office:string-value="%r24" calcext:value-type="string">
            <text:p>%r24</text:p>
          </table:table-cell>
          <table:table-cell table:formula="of:=[.C26]" office:value-type="string" office:string-value="%r24" calcext:value-type="string">
            <text:p>%r24</text:p>
          </table:table-cell>
          <table:table-cell office:value-type="string" calcext:value-type="string">
            <text:p>%i0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CONCATENATE(&quot;%r&quot;;TEXT([.B27];&quot;#&quot;))" office:value-type="string" office:string-value="%r25" calcext:value-type="string">
            <text:p>%r25</text:p>
          </table:table-cell>
          <table:table-cell table:formula="of:=[.C27]" office:value-type="string" office:string-value="%r25" calcext:value-type="string">
            <text:p>%r25</text:p>
          </table:table-cell>
          <table:table-cell table:formula="of:=CONCATENATE(&quot;%i&quot;;TEXT(MOD([.B27];8);&quot;#&quot;))" office:value-type="string" office:string-value="%i1" calcext:value-type="string">
            <text:p>%i1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CONCATENATE(&quot;%r&quot;;TEXT([.B28];&quot;#&quot;))" office:value-type="string" office:string-value="%r26" calcext:value-type="string">
            <text:p>%r26</text:p>
          </table:table-cell>
          <table:table-cell table:formula="of:=[.C28]" office:value-type="string" office:string-value="%r26" calcext:value-type="string">
            <text:p>%r26</text:p>
          </table:table-cell>
          <table:table-cell table:formula="of:=CONCATENATE(&quot;%i&quot;;TEXT(MOD([.B28];8);&quot;#&quot;))" office:value-type="string" office:string-value="%i2" calcext:value-type="string">
            <text:p>%i2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CONCATENATE(&quot;%r&quot;;TEXT([.B29];&quot;#&quot;))" office:value-type="string" office:string-value="%r27" calcext:value-type="string">
            <text:p>%r27</text:p>
          </table:table-cell>
          <table:table-cell table:formula="of:=[.C29]" office:value-type="string" office:string-value="%r27" calcext:value-type="string">
            <text:p>%r27</text:p>
          </table:table-cell>
          <table:table-cell table:formula="of:=CONCATENATE(&quot;%i&quot;;TEXT(MOD([.B29];8);&quot;#&quot;))" office:value-type="string" office:string-value="%i3" calcext:value-type="string">
            <text:p>%i3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CONCATENATE(&quot;%r&quot;;TEXT([.B30];&quot;#&quot;))" office:value-type="string" office:string-value="%r28" calcext:value-type="string">
            <text:p>%r28</text:p>
          </table:table-cell>
          <table:table-cell table:formula="of:=[.C30]" office:value-type="string" office:string-value="%r28" calcext:value-type="string">
            <text:p>%r28</text:p>
          </table:table-cell>
          <table:table-cell table:formula="of:=CONCATENATE(&quot;%i&quot;;TEXT(MOD([.B30];8);&quot;#&quot;))" office:value-type="string" office:string-value="%i4" calcext:value-type="string">
            <text:p>%i4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CONCATENATE(&quot;%r&quot;;TEXT([.B31];&quot;#&quot;))" office:value-type="string" office:string-value="%r29" calcext:value-type="string">
            <text:p>%r29</text:p>
          </table:table-cell>
          <table:table-cell table:formula="of:=[.C31]" office:value-type="string" office:string-value="%r29" calcext:value-type="string">
            <text:p>%r29</text:p>
          </table:table-cell>
          <table:table-cell table:formula="of:=CONCATENATE(&quot;%i&quot;;TEXT(MOD([.B31];8);&quot;#&quot;))" office:value-type="string" office:string-value="%i5" calcext:value-type="string">
            <text:p>%i5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CONCATENATE(&quot;%r&quot;;TEXT([.B32];&quot;#&quot;))" office:value-type="string" office:string-value="%r30" calcext:value-type="string">
            <text:p>%r30</text:p>
          </table:table-cell>
          <table:table-cell table:formula="of:=[.C32]" office:value-type="string" office:string-value="%r30" calcext:value-type="string">
            <text:p>%r30</text:p>
          </table:table-cell>
          <table:table-cell table:formula="of:=CONCATENATE(&quot;%i&quot;;TEXT(MOD([.B32];8);&quot;#&quot;))" office:value-type="string" office:string-value="%i6" calcext:value-type="string">
            <text:p>%i6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CONCATENATE(&quot;%r&quot;;TEXT([.B33];&quot;#&quot;))" office:value-type="string" office:string-value="%r31" calcext:value-type="string">
            <text:p>%r31</text:p>
          </table:table-cell>
          <table:table-cell table:formula="of:=[.C33]" office:value-type="string" office:string-value="%r31" calcext:value-type="string">
            <text:p>%r31</text:p>
          </table:table-cell>
          <table:table-cell table:formula="of:=CONCATENATE(&quot;%i&quot;;TEXT(MOD([.B33];8);&quot;#&quot;))" office:value-type="string" office:string-value="%i7" calcext:value-type="string">
            <text:p>%i7</text:p>
          </table:table-cell>
          <table:table-cell/>
          <table:table-cell office:value-type="string" calcext:value-type="string">
            <text:p>In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CONCATENATE(&quot;%f&quot;;TEXT([.B34];&quot;0&quot;))" office:value-type="string" office:string-value="%f0" calcext:value-type="string">
            <text:p>%f0</text:p>
          </table:table-cell>
          <table:table-cell table:number-columns-repeated="3"/>
          <table:table-cell office:value-type="string" calcext:value-type="string">
            <text:p>Floating Point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%f&quot;;TEXT([.B35];&quot;0&quot;))" office:value-type="string" office:string-value="%f1" calcext:value-type="string">
            <text:p>%f1</text:p>
          </table:table-cell>
          <table:table-cell table:number-columns-repeated="4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%f&quot;;TEXT([.B36];&quot;0&quot;))" office:value-type="string" office:string-value="%f2" calcext:value-type="string">
            <text:p>%f2</text:p>
          </table:table-cell>
          <table:table-cell table:number-columns-repeated="4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%f&quot;;TEXT([.B37];&quot;0&quot;))" office:value-type="string" office:string-value="%f3" calcext:value-type="string">
            <text:p>%f3</text:p>
          </table:table-cell>
          <table:table-cell table:number-columns-repeated="4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CONCATENATE(&quot;%f&quot;;TEXT([.B38];&quot;0&quot;))" office:value-type="string" office:string-value="%f4" calcext:value-type="string">
            <text:p>%f4</text:p>
          </table:table-cell>
          <table:table-cell table:number-columns-repeated="4"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CONCATENATE(&quot;%f&quot;;TEXT([.B39];&quot;0&quot;))" office:value-type="string" office:string-value="%f5" calcext:value-type="string">
            <text:p>%f5</text:p>
          </table:table-cell>
          <table:table-cell table:number-columns-repeated="4"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CONCATENATE(&quot;%f&quot;;TEXT([.B40];&quot;0&quot;))" office:value-type="string" office:string-value="%f6" calcext:value-type="string">
            <text:p>%f6</text:p>
          </table:table-cell>
          <table:table-cell table:number-columns-repeated="4"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CONCATENATE(&quot;%f&quot;;TEXT([.B41];&quot;0&quot;))" office:value-type="string" office:string-value="%f7" calcext:value-type="string">
            <text:p>%f7</text:p>
          </table:table-cell>
          <table:table-cell table:number-columns-repeated="4"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CONCATENATE(&quot;%f&quot;;TEXT([.B42];&quot;0&quot;))" office:value-type="string" office:string-value="%f8" calcext:value-type="string">
            <text:p>%f8</text:p>
          </table:table-cell>
          <table:table-cell table:number-columns-repeated="4"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CONCATENATE(&quot;%f&quot;;TEXT([.B43];&quot;0&quot;))" office:value-type="string" office:string-value="%f9" calcext:value-type="string">
            <text:p>%f9</text:p>
          </table:table-cell>
          <table:table-cell table:number-columns-repeated="4"/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CONCATENATE(&quot;%f&quot;;TEXT([.B44];&quot;0&quot;))" office:value-type="string" office:string-value="%f10" calcext:value-type="string">
            <text:p>%f10</text:p>
          </table:table-cell>
          <table:table-cell table:number-columns-repeated="4"/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CONCATENATE(&quot;%f&quot;;TEXT([.B45];&quot;0&quot;))" office:value-type="string" office:string-value="%f11" calcext:value-type="string">
            <text:p>%f11</text:p>
          </table:table-cell>
          <table:table-cell table:number-columns-repeated="4"/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CONCATENATE(&quot;%f&quot;;TEXT([.B46];&quot;0&quot;))" office:value-type="string" office:string-value="%f12" calcext:value-type="string">
            <text:p>%f12</text:p>
          </table:table-cell>
          <table:table-cell table:number-columns-repeated="4"/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CONCATENATE(&quot;%f&quot;;TEXT([.B47];&quot;0&quot;))" office:value-type="string" office:string-value="%f13" calcext:value-type="string">
            <text:p>%f13</text:p>
          </table:table-cell>
          <table:table-cell table:number-columns-repeated="4"/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formula="of:=CONCATENATE(&quot;%f&quot;;TEXT([.B48];&quot;0&quot;))" office:value-type="string" office:string-value="%f14" calcext:value-type="string">
            <text:p>%f14</text:p>
          </table:table-cell>
          <table:table-cell table:number-columns-repeated="4"/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CONCATENATE(&quot;%f&quot;;TEXT([.B49];&quot;0&quot;))" office:value-type="string" office:string-value="%f15" calcext:value-type="string">
            <text:p>%f15</text:p>
          </table:table-cell>
          <table:table-cell table:number-columns-repeated="4"/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CONCATENATE(&quot;%f&quot;;TEXT([.B50];&quot;0&quot;))" office:value-type="string" office:string-value="%f16" calcext:value-type="string">
            <text:p>%f16</text:p>
          </table:table-cell>
          <table:table-cell table:number-columns-repeated="4"/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CONCATENATE(&quot;%f&quot;;TEXT([.B51];&quot;0&quot;))" office:value-type="string" office:string-value="%f17" calcext:value-type="string">
            <text:p>%f17</text:p>
          </table:table-cell>
          <table:table-cell table:number-columns-repeated="4"/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CONCATENATE(&quot;%f&quot;;TEXT([.B52];&quot;0&quot;))" office:value-type="string" office:string-value="%f18" calcext:value-type="string">
            <text:p>%f18</text:p>
          </table:table-cell>
          <table:table-cell table:number-columns-repeated="4"/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formula="of:=CONCATENATE(&quot;%f&quot;;TEXT([.B53];&quot;0&quot;))" office:value-type="string" office:string-value="%f19" calcext:value-type="string">
            <text:p>%f19</text:p>
          </table:table-cell>
          <table:table-cell table:number-columns-repeated="4"/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CONCATENATE(&quot;%f&quot;;TEXT([.B54];&quot;0&quot;))" office:value-type="string" office:string-value="%f20" calcext:value-type="string">
            <text:p>%f20</text:p>
          </table:table-cell>
          <table:table-cell table:number-columns-repeated="4"/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formula="of:=CONCATENATE(&quot;%f&quot;;TEXT([.B55];&quot;0&quot;))" office:value-type="string" office:string-value="%f21" calcext:value-type="string">
            <text:p>%f21</text:p>
          </table:table-cell>
          <table:table-cell table:number-columns-repeated="4"/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formula="of:=CONCATENATE(&quot;%f&quot;;TEXT([.B56];&quot;0&quot;))" office:value-type="string" office:string-value="%f22" calcext:value-type="string">
            <text:p>%f22</text:p>
          </table:table-cell>
          <table:table-cell table:number-columns-repeated="4"/>
        </table:table-row>
        <table:table-row table:style-name="ro2">
          <table:table-cell table:formula="of:=[.A56]+1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CONCATENATE(&quot;%f&quot;;TEXT([.B57];&quot;0&quot;))" office:value-type="string" office:string-value="%f23" calcext:value-type="string">
            <text:p>%f23</text:p>
          </table:table-cell>
          <table:table-cell table:number-columns-repeated="4"/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formula="of:=CONCATENATE(&quot;%f&quot;;TEXT([.B58];&quot;0&quot;))" office:value-type="string" office:string-value="%f24" calcext:value-type="string">
            <text:p>%f24</text:p>
          </table:table-cell>
          <table:table-cell table:number-columns-repeated="4"/>
        </table:table-row>
        <table:table-row table:style-name="ro2">
          <table:table-cell table:formula="of:=[.A58]+1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CONCATENATE(&quot;%f&quot;;TEXT([.B59];&quot;0&quot;))" office:value-type="string" office:string-value="%f25" calcext:value-type="string">
            <text:p>%f25</text:p>
          </table:table-cell>
          <table:table-cell table:number-columns-repeated="4"/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formula="of:=CONCATENATE(&quot;%f&quot;;TEXT([.B60];&quot;0&quot;))" office:value-type="string" office:string-value="%f26" calcext:value-type="string">
            <text:p>%f26</text:p>
          </table:table-cell>
          <table:table-cell table:number-columns-repeated="4"/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CONCATENATE(&quot;%f&quot;;TEXT([.B61];&quot;0&quot;))" office:value-type="string" office:string-value="%f27" calcext:value-type="string">
            <text:p>%f27</text:p>
          </table:table-cell>
          <table:table-cell table:number-columns-repeated="4"/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formula="of:=CONCATENATE(&quot;%f&quot;;TEXT([.B62];&quot;0&quot;))" office:value-type="string" office:string-value="%f28" calcext:value-type="string">
            <text:p>%f28</text:p>
          </table:table-cell>
          <table:table-cell table:number-columns-repeated="4"/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CONCATENATE(&quot;%f&quot;;TEXT([.B63];&quot;0&quot;))" office:value-type="string" office:string-value="%f29" calcext:value-type="string">
            <text:p>%f29</text:p>
          </table:table-cell>
          <table:table-cell table:number-columns-repeated="4"/>
        </table:table-row>
        <table:table-row table:style-name="ro2">
          <table:table-cell table:formula="of:=[.A63]+1"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CONCATENATE(&quot;%f&quot;;TEXT([.B64];&quot;0&quot;))" office:value-type="string" office:string-value="%f30" calcext:value-type="string">
            <text:p>%f30</text:p>
          </table:table-cell>
          <table:table-cell table:number-columns-repeated="4"/>
        </table:table-row>
        <table:table-row table:style-name="ro2">
          <table:table-cell table:formula="of:=[.A64]+1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formula="of:=CONCATENATE(&quot;%f&quot;;TEXT([.B65];&quot;0&quot;))" office:value-type="string" office:string-value="%f31" calcext:value-type="string">
            <text:p>%f31</text:p>
          </table:table-cell>
          <table:table-cell table:number-columns-repeated="4"/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CONCATENATE(&quot;%c&quot;;TEXT([.B66];&quot;0&quot;))" office:value-type="string" office:string-value="%c0" calcext:value-type="string">
            <text:p>%c0</text:p>
          </table:table-cell>
          <table:table-cell table:number-columns-repeated="3"/>
          <table:table-cell office:value-type="string" calcext:value-type="string">
            <text:p>Coprocessor Register</text:p>
          </table:table-cell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CONCATENATE(&quot;%c&quot;;TEXT([.B67];&quot;0&quot;))" office:value-type="string" office:string-value="%c1" calcext:value-type="string">
            <text:p>%c1</text:p>
          </table:table-cell>
          <table:table-cell table:number-columns-repeated="4"/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CONCATENATE(&quot;%c&quot;;TEXT([.B68];&quot;0&quot;))" office:value-type="string" office:string-value="%c2" calcext:value-type="string">
            <text:p>%c2</text:p>
          </table:table-cell>
          <table:table-cell table:number-columns-repeated="4"/>
        </table:table-row>
        <table:table-row table:style-name="ro2">
          <table:table-cell table:formula="of:=[.A68]+1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CONCATENATE(&quot;%c&quot;;TEXT([.B69];&quot;0&quot;))" office:value-type="string" office:string-value="%c3" calcext:value-type="string">
            <text:p>%c3</text:p>
          </table:table-cell>
          <table:table-cell table:number-columns-repeated="4"/>
        </table:table-row>
        <table:table-row table:style-name="ro2">
          <table:table-cell table:formula="of:=[.A69]+1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CONCATENATE(&quot;%c&quot;;TEXT([.B70];&quot;0&quot;))" office:value-type="string" office:string-value="%c4" calcext:value-type="string">
            <text:p>%c4</text:p>
          </table:table-cell>
          <table:table-cell table:number-columns-repeated="4"/>
        </table:table-row>
        <table:table-row table:style-name="ro2">
          <table:table-cell table:formula="of:=[.A70]+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CONCATENATE(&quot;%c&quot;;TEXT([.B71];&quot;0&quot;))" office:value-type="string" office:string-value="%c5" calcext:value-type="string">
            <text:p>%c5</text:p>
          </table:table-cell>
          <table:table-cell table:number-columns-repeated="4"/>
        </table:table-row>
        <table:table-row table:style-name="ro2">
          <table:table-cell table:formula="of:=[.A71]+1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CONCATENATE(&quot;%c&quot;;TEXT([.B72];&quot;0&quot;))" office:value-type="string" office:string-value="%c6" calcext:value-type="string">
            <text:p>%c6</text:p>
          </table:table-cell>
          <table:table-cell table:number-columns-repeated="4"/>
        </table:table-row>
        <table:table-row table:style-name="ro2">
          <table:table-cell table:formula="of:=[.A72]+1"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formula="of:=CONCATENATE(&quot;%c&quot;;TEXT([.B73];&quot;0&quot;))" office:value-type="string" office:string-value="%c7" calcext:value-type="string">
            <text:p>%c7</text:p>
          </table:table-cell>
          <table:table-cell table:number-columns-repeated="4"/>
        </table:table-row>
        <table:table-row table:style-name="ro2">
          <table:table-cell table:formula="of:=[.A73]+1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CONCATENATE(&quot;%c&quot;;TEXT([.B74];&quot;0&quot;))" office:value-type="string" office:string-value="%c8" calcext:value-type="string">
            <text:p>%c8</text:p>
          </table:table-cell>
          <table:table-cell table:number-columns-repeated="4"/>
        </table:table-row>
        <table:table-row table:style-name="ro2">
          <table:table-cell table:formula="of:=[.A74]+1"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CONCATENATE(&quot;%c&quot;;TEXT([.B75];&quot;0&quot;))" office:value-type="string" office:string-value="%c9" calcext:value-type="string">
            <text:p>%c9</text:p>
          </table:table-cell>
          <table:table-cell table:number-columns-repeated="4"/>
        </table:table-row>
        <table:table-row table:style-name="ro2">
          <table:table-cell table:formula="of:=[.A75]+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CONCATENATE(&quot;%c&quot;;TEXT([.B76];&quot;0&quot;))" office:value-type="string" office:string-value="%c10" calcext:value-type="string">
            <text:p>%c10</text:p>
          </table:table-cell>
          <table:table-cell table:number-columns-repeated="4"/>
        </table:table-row>
        <table:table-row table:style-name="ro2">
          <table:table-cell table:formula="of:=[.A76]+1"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CONCATENATE(&quot;%c&quot;;TEXT([.B77];&quot;0&quot;))" office:value-type="string" office:string-value="%c11" calcext:value-type="string">
            <text:p>%c11</text:p>
          </table:table-cell>
          <table:table-cell table:number-columns-repeated="4"/>
        </table:table-row>
        <table:table-row table:style-name="ro2">
          <table:table-cell table:formula="of:=[.A77]+1"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CONCATENATE(&quot;%c&quot;;TEXT([.B78];&quot;0&quot;))" office:value-type="string" office:string-value="%c12" calcext:value-type="string">
            <text:p>%c12</text:p>
          </table:table-cell>
          <table:table-cell table:number-columns-repeated="4"/>
        </table:table-row>
        <table:table-row table:style-name="ro2">
          <table:table-cell table:formula="of:=[.A78]+1"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formula="of:=CONCATENATE(&quot;%c&quot;;TEXT([.B79];&quot;0&quot;))" office:value-type="string" office:string-value="%c13" calcext:value-type="string">
            <text:p>%c13</text:p>
          </table:table-cell>
          <table:table-cell table:number-columns-repeated="4"/>
        </table:table-row>
        <table:table-row table:style-name="ro2">
          <table:table-cell table:formula="of:=[.A79]+1"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formula="of:=CONCATENATE(&quot;%c&quot;;TEXT([.B80];&quot;0&quot;))" office:value-type="string" office:string-value="%c14" calcext:value-type="string">
            <text:p>%c14</text:p>
          </table:table-cell>
          <table:table-cell table:number-columns-repeated="4"/>
        </table:table-row>
        <table:table-row table:style-name="ro2">
          <table:table-cell table:formula="of:=[.A80]+1"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CONCATENATE(&quot;%c&quot;;TEXT([.B81];&quot;0&quot;))" office:value-type="string" office:string-value="%c15" calcext:value-type="string">
            <text:p>%c15</text:p>
          </table:table-cell>
          <table:table-cell table:number-columns-repeated="4"/>
        </table:table-row>
        <table:table-row table:style-name="ro2">
          <table:table-cell table:formula="of:=[.A81]+1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formula="of:=CONCATENATE(&quot;%c&quot;;TEXT([.B82];&quot;0&quot;))" office:value-type="string" office:string-value="%c16" calcext:value-type="string">
            <text:p>%c16</text:p>
          </table:table-cell>
          <table:table-cell table:number-columns-repeated="4"/>
        </table:table-row>
        <table:table-row table:style-name="ro2">
          <table:table-cell table:formula="of:=[.A82]+1"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table:formula="of:=CONCATENATE(&quot;%c&quot;;TEXT([.B83];&quot;0&quot;))" office:value-type="string" office:string-value="%c17" calcext:value-type="string">
            <text:p>%c17</text:p>
          </table:table-cell>
          <table:table-cell table:number-columns-repeated="4"/>
        </table:table-row>
        <table:table-row table:style-name="ro2">
          <table:table-cell table:formula="of:=[.A83]+1"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formula="of:=CONCATENATE(&quot;%c&quot;;TEXT([.B84];&quot;0&quot;))" office:value-type="string" office:string-value="%c18" calcext:value-type="string">
            <text:p>%c18</text:p>
          </table:table-cell>
          <table:table-cell table:number-columns-repeated="4"/>
        </table:table-row>
        <table:table-row table:style-name="ro2">
          <table:table-cell table:formula="of:=[.A84]+1"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CONCATENATE(&quot;%c&quot;;TEXT([.B85];&quot;0&quot;))" office:value-type="string" office:string-value="%c19" calcext:value-type="string">
            <text:p>%c19</text:p>
          </table:table-cell>
          <table:table-cell table:number-columns-repeated="4"/>
        </table:table-row>
        <table:table-row table:style-name="ro2">
          <table:table-cell table:formula="of:=[.A85]+1"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formula="of:=CONCATENATE(&quot;%c&quot;;TEXT([.B86];&quot;0&quot;))" office:value-type="string" office:string-value="%c20" calcext:value-type="string">
            <text:p>%c20</text:p>
          </table:table-cell>
          <table:table-cell table:number-columns-repeated="4"/>
        </table:table-row>
        <table:table-row table:style-name="ro2">
          <table:table-cell table:formula="of:=[.A86]+1"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table:formula="of:=CONCATENATE(&quot;%c&quot;;TEXT([.B87];&quot;0&quot;))" office:value-type="string" office:string-value="%c21" calcext:value-type="string">
            <text:p>%c21</text:p>
          </table:table-cell>
          <table:table-cell table:number-columns-repeated="4"/>
        </table:table-row>
        <table:table-row table:style-name="ro2">
          <table:table-cell table:formula="of:=[.A87]+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CONCATENATE(&quot;%c&quot;;TEXT([.B88];&quot;0&quot;))" office:value-type="string" office:string-value="%c22" calcext:value-type="string">
            <text:p>%c22</text:p>
          </table:table-cell>
          <table:table-cell table:number-columns-repeated="4"/>
        </table:table-row>
        <table:table-row table:style-name="ro2">
          <table:table-cell table:formula="of:=[.A88]+1"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formula="of:=CONCATENATE(&quot;%c&quot;;TEXT([.B89];&quot;0&quot;))" office:value-type="string" office:string-value="%c23" calcext:value-type="string">
            <text:p>%c23</text:p>
          </table:table-cell>
          <table:table-cell table:number-columns-repeated="4"/>
        </table:table-row>
        <table:table-row table:style-name="ro2">
          <table:table-cell table:formula="of:=[.A89]+1"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table:formula="of:=CONCATENATE(&quot;%c&quot;;TEXT([.B90];&quot;0&quot;))" office:value-type="string" office:string-value="%c24" calcext:value-type="string">
            <text:p>%c24</text:p>
          </table:table-cell>
          <table:table-cell table:number-columns-repeated="4"/>
        </table:table-row>
        <table:table-row table:style-name="ro2">
          <table:table-cell table:formula="of:=[.A90]+1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CONCATENATE(&quot;%c&quot;;TEXT([.B91];&quot;0&quot;))" office:value-type="string" office:string-value="%c25" calcext:value-type="string">
            <text:p>%c25</text:p>
          </table:table-cell>
          <table:table-cell table:number-columns-repeated="4"/>
        </table:table-row>
        <table:table-row table:style-name="ro2">
          <table:table-cell table:formula="of:=[.A91]+1"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formula="of:=CONCATENATE(&quot;%c&quot;;TEXT([.B92];&quot;0&quot;))" office:value-type="string" office:string-value="%c26" calcext:value-type="string">
            <text:p>%c26</text:p>
          </table:table-cell>
          <table:table-cell table:number-columns-repeated="4"/>
        </table:table-row>
        <table:table-row table:style-name="ro2">
          <table:table-cell table:formula="of:=[.A92]+1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table:formula="of:=CONCATENATE(&quot;%c&quot;;TEXT([.B93];&quot;0&quot;))" office:value-type="string" office:string-value="%c27" calcext:value-type="string">
            <text:p>%c27</text:p>
          </table:table-cell>
          <table:table-cell table:number-columns-repeated="4"/>
        </table:table-row>
        <table:table-row table:style-name="ro2">
          <table:table-cell table:formula="of:=[.A93]+1"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formula="of:=CONCATENATE(&quot;%c&quot;;TEXT([.B94];&quot;0&quot;))" office:value-type="string" office:string-value="%c28" calcext:value-type="string">
            <text:p>%c28</text:p>
          </table:table-cell>
          <table:table-cell table:number-columns-repeated="4"/>
        </table:table-row>
        <table:table-row table:style-name="ro2">
          <table:table-cell table:formula="of:=[.A94]+1"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formula="of:=CONCATENATE(&quot;%c&quot;;TEXT([.B95];&quot;0&quot;))" office:value-type="string" office:string-value="%c29" calcext:value-type="string">
            <text:p>%c29</text:p>
          </table:table-cell>
          <table:table-cell table:number-columns-repeated="4"/>
        </table:table-row>
        <table:table-row table:style-name="ro2">
          <table:table-cell table:formula="of:=[.A95]+1"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CONCATENATE(&quot;%c&quot;;TEXT([.B96];&quot;0&quot;))" office:value-type="string" office:string-value="%c30" calcext:value-type="string">
            <text:p>%c30</text:p>
          </table:table-cell>
          <table:table-cell table:number-columns-repeated="4"/>
        </table:table-row>
        <table:table-row table:style-name="ro2">
          <table:table-cell table:formula="of:=[.A96]+1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formula="of:=CONCATENATE(&quot;%c&quot;;TEXT([.B97];&quot;0&quot;))" office:value-type="string" office:string-value="%c31" calcext:value-type="string">
            <text:p>%c31</text:p>
          </table:table-cell>
          <table:table-cell table:number-columns-repeated="4"/>
        </table:table-row>
        <table:table-row table:style-name="ro2">
          <table:table-cell table:formula="of:=[.A97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CONCATENATE(&quot;%asr&quot;;TEXT([.B98];&quot;0&quot;))" office:value-type="string" office:string-value="%asr0" calcext:value-type="string">
            <text:p>%asr0</text:p>
          </table:table-cell>
          <table:table-cell table:number-columns-repeated="3"/>
          <table:table-cell office:value-type="string" calcext:value-type="string">
            <text:p>Ancillary State Register</text:p>
          </table:table-cell>
        </table:table-row>
        <table:table-row table:style-name="ro2">
          <table:table-cell table:formula="of:=[.A98]+1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CONCATENATE(&quot;%asr&quot;;TEXT([.B99];&quot;0&quot;))" office:value-type="string" office:string-value="%asr1" calcext:value-type="string">
            <text:p>%asr1</text:p>
          </table:table-cell>
          <table:table-cell table:number-columns-repeated="4"/>
        </table:table-row>
        <table:table-row table:style-name="ro2">
          <table:table-cell table:formula="of:=[.A99]+1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CONCATENATE(&quot;%asr&quot;;TEXT([.B100];&quot;0&quot;))" office:value-type="string" office:string-value="%asr2" calcext:value-type="string">
            <text:p>%asr2</text:p>
          </table:table-cell>
          <table:table-cell table:number-columns-repeated="4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CONCATENATE(&quot;%asr&quot;;TEXT([.B101];&quot;0&quot;))" office:value-type="string" office:string-value="%asr3" calcext:value-type="string">
            <text:p>%asr3</text:p>
          </table:table-cell>
          <table:table-cell table:number-columns-repeated="4"/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CONCATENATE(&quot;%asr&quot;;TEXT([.B102];&quot;0&quot;))" office:value-type="string" office:string-value="%asr4" calcext:value-type="string">
            <text:p>%asr4</text:p>
          </table:table-cell>
          <table:table-cell table:number-columns-repeated="4"/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CONCATENATE(&quot;%asr&quot;;TEXT([.B103];&quot;0&quot;))" office:value-type="string" office:string-value="%asr5" calcext:value-type="string">
            <text:p>%asr5</text:p>
          </table:table-cell>
          <table:table-cell table:number-columns-repeated="4"/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formula="of:=CONCATENATE(&quot;%asr&quot;;TEXT([.B104];&quot;0&quot;))" office:value-type="string" office:string-value="%asr6" calcext:value-type="string">
            <text:p>%asr6</text:p>
          </table:table-cell>
          <table:table-cell table:number-columns-repeated="4"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formula="of:=CONCATENATE(&quot;%asr&quot;;TEXT([.B105];&quot;0&quot;))" office:value-type="string" office:string-value="%asr7" calcext:value-type="string">
            <text:p>%asr7</text:p>
          </table:table-cell>
          <table:table-cell table:number-columns-repeated="4"/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CONCATENATE(&quot;%asr&quot;;TEXT([.B106];&quot;0&quot;))" office:value-type="string" office:string-value="%asr8" calcext:value-type="string">
            <text:p>%asr8</text:p>
          </table:table-cell>
          <table:table-cell table:number-columns-repeated="4"/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formula="of:=CONCATENATE(&quot;%asr&quot;;TEXT([.B107];&quot;0&quot;))" office:value-type="string" office:string-value="%asr9" calcext:value-type="string">
            <text:p>%asr9</text:p>
          </table:table-cell>
          <table:table-cell table:number-columns-repeated="4"/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CONCATENATE(&quot;%asr&quot;;TEXT([.B108];&quot;0&quot;))" office:value-type="string" office:string-value="%asr10" calcext:value-type="string">
            <text:p>%asr10</text:p>
          </table:table-cell>
          <table:table-cell table:number-columns-repeated="4"/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formula="of:=CONCATENATE(&quot;%asr&quot;;TEXT([.B109];&quot;0&quot;))" office:value-type="string" office:string-value="%asr11" calcext:value-type="string">
            <text:p>%asr11</text:p>
          </table:table-cell>
          <table:table-cell table:number-columns-repeated="4"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CONCATENATE(&quot;%asr&quot;;TEXT([.B110];&quot;0&quot;))" office:value-type="string" office:string-value="%asr12" calcext:value-type="string">
            <text:p>%asr12</text:p>
          </table:table-cell>
          <table:table-cell table:number-columns-repeated="4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CONCATENATE(&quot;%asr&quot;;TEXT([.B111];&quot;0&quot;))" office:value-type="string" office:string-value="%asr13" calcext:value-type="string">
            <text:p>%asr13</text:p>
          </table:table-cell>
          <table:table-cell table:number-columns-repeated="4"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formula="of:=CONCATENATE(&quot;%asr&quot;;TEXT([.B112];&quot;0&quot;))" office:value-type="string" office:string-value="%asr14" calcext:value-type="string">
            <text:p>%asr14</text:p>
          </table:table-cell>
          <table:table-cell table:number-columns-repeated="4"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CONCATENATE(&quot;%asr&quot;;TEXT([.B113];&quot;0&quot;))" office:value-type="string" office:string-value="%asr15" calcext:value-type="string">
            <text:p>%asr15</text:p>
          </table:table-cell>
          <table:table-cell table:number-columns-repeated="4"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table:formula="of:=CONCATENATE(&quot;%asr&quot;;TEXT([.B114];&quot;0&quot;))" office:value-type="string" office:string-value="%asr16" calcext:value-type="string">
            <text:p>%asr16</text:p>
          </table:table-cell>
          <table:table-cell table:number-columns-repeated="4"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formula="of:=CONCATENATE(&quot;%asr&quot;;TEXT([.B115];&quot;0&quot;))" office:value-type="string" office:string-value="%asr17" calcext:value-type="string">
            <text:p>%asr17</text:p>
          </table:table-cell>
          <table:table-cell table:number-columns-repeated="4"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CONCATENATE(&quot;%asr&quot;;TEXT([.B116];&quot;0&quot;))" office:value-type="string" office:string-value="%asr18" calcext:value-type="string">
            <text:p>%asr18</text:p>
          </table:table-cell>
          <table:table-cell table:number-columns-repeated="4"/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table:formula="of:=CONCATENATE(&quot;%asr&quot;;TEXT([.B117];&quot;0&quot;))" office:value-type="string" office:string-value="%asr19" calcext:value-type="string">
            <text:p>%asr19</text:p>
          </table:table-cell>
          <table:table-cell table:number-columns-repeated="4"/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formula="of:=CONCATENATE(&quot;%asr&quot;;TEXT([.B118];&quot;0&quot;))" office:value-type="string" office:string-value="%asr20" calcext:value-type="string">
            <text:p>%asr20</text:p>
          </table:table-cell>
          <table:table-cell table:number-columns-repeated="4"/>
        </table:table-row>
        <table:table-row table:style-name="ro2">
          <table:table-cell table:formula="of:=[.A118]+1"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CONCATENATE(&quot;%asr&quot;;TEXT([.B119];&quot;0&quot;))" office:value-type="string" office:string-value="%asr21" calcext:value-type="string">
            <text:p>%asr21</text:p>
          </table:table-cell>
          <table:table-cell table:number-columns-repeated="4"/>
        </table:table-row>
        <table:table-row table:style-name="ro2">
          <table:table-cell table:formula="of:=[.A119]+1"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table:formula="of:=CONCATENATE(&quot;%asr&quot;;TEXT([.B120];&quot;0&quot;))" office:value-type="string" office:string-value="%asr22" calcext:value-type="string">
            <text:p>%asr22</text:p>
          </table:table-cell>
          <table:table-cell table:number-columns-repeated="4"/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formula="of:=CONCATENATE(&quot;%asr&quot;;TEXT([.B121];&quot;0&quot;))" office:value-type="string" office:string-value="%asr23" calcext:value-type="string">
            <text:p>%asr23</text:p>
          </table:table-cell>
          <table:table-cell table:number-columns-repeated="4"/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formula="of:=CONCATENATE(&quot;%asr&quot;;TEXT([.B122];&quot;0&quot;))" office:value-type="string" office:string-value="%asr24" calcext:value-type="string">
            <text:p>%asr24</text:p>
          </table:table-cell>
          <table:table-cell table:number-columns-repeated="4"/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table:formula="of:=CONCATENATE(&quot;%asr&quot;;TEXT([.B123];&quot;0&quot;))" office:value-type="string" office:string-value="%asr25" calcext:value-type="string">
            <text:p>%asr25</text:p>
          </table:table-cell>
          <table:table-cell table:number-columns-repeated="4"/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table:formula="of:=CONCATENATE(&quot;%asr&quot;;TEXT([.B124];&quot;0&quot;))" office:value-type="string" office:string-value="%asr26" calcext:value-type="string">
            <text:p>%asr26</text:p>
          </table:table-cell>
          <table:table-cell table:number-columns-repeated="4"/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table:formula="of:=CONCATENATE(&quot;%asr&quot;;TEXT([.B125];&quot;0&quot;))" office:value-type="string" office:string-value="%asr27" calcext:value-type="string">
            <text:p>%asr27</text:p>
          </table:table-cell>
          <table:table-cell table:number-columns-repeated="4"/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table:formula="of:=CONCATENATE(&quot;%asr&quot;;TEXT([.B126];&quot;0&quot;))" office:value-type="string" office:string-value="%asr28" calcext:value-type="string">
            <text:p>%asr28</text:p>
          </table:table-cell>
          <table:table-cell table:number-columns-repeated="4"/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formula="of:=CONCATENATE(&quot;%asr&quot;;TEXT([.B127];&quot;0&quot;))" office:value-type="string" office:string-value="%asr29" calcext:value-type="string">
            <text:p>%asr29</text:p>
          </table:table-cell>
          <table:table-cell table:number-columns-repeated="4"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table:formula="of:=CONCATENATE(&quot;%asr&quot;;TEXT([.B128];&quot;0&quot;))" office:value-type="string" office:string-value="%asr30" calcext:value-type="string">
            <text:p>%asr30</text:p>
          </table:table-cell>
          <table:table-cell table:number-columns-repeated="4"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CONCATENATE(&quot;%asr&quot;;TEXT([.B129];&quot;0&quot;))" office:value-type="string" office:string-value="%asr31" calcext:value-type="string">
            <text:p>%asr31</text:p>
          </table:table-cell>
          <table:table-cell table:number-columns-repeated="4"/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Special symbol</text:p>
          </table:table-cell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/>
          <table:table-cell office:value-type="string" calcext:value-type="string">
            <text:p>%psr</text:p>
          </table:table-cell>
          <table:table-cell table:number-columns-repeated="3"/>
          <table:table-cell office:value-type="string" calcext:value-type="string">
            <text:p>Processor State Register</text:p>
          </table:table-cell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/>
          <table:table-cell office:value-type="string" calcext:value-type="string">
            <text:p>%wim</text:p>
          </table:table-cell>
          <table:table-cell table:number-columns-repeated="3"/>
          <table:table-cell office:value-type="string" calcext:value-type="string">
            <text:p>Window Invalid Mask register</text:p>
          </table:table-cell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/>
          <table:table-cell office:value-type="string" calcext:value-type="string">
            <text:p>%tbr</text:p>
          </table:table-cell>
          <table:table-cell table:number-columns-repeated="3"/>
          <table:table-cell office:value-type="string" calcext:value-type="string">
            <text:p>Trap Base Register</text:p>
          </table:table-cell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/>
          <table:table-cell office:value-type="string" calcext:value-type="string">
            <text:p>%y</text:p>
          </table:table-cell>
          <table:table-cell table:number-columns-repeated="3"/>
          <table:table-cell office:value-type="string" calcext:value-type="string">
            <text:p>Y register</text:p>
          </table:table-cell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/>
          <table:table-cell office:value-type="string" calcext:value-type="string">
            <text:p>%fsr</text:p>
          </table:table-cell>
          <table:table-cell table:number-columns-repeated="3"/>
          <table:table-cell office:value-type="string" calcext:value-type="string">
            <text:p>Floating-Point State Register</text:p>
          </table:table-cell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/>
          <table:table-cell office:value-type="string" calcext:value-type="string">
            <text:p>%csr</text:p>
          </table:table-cell>
          <table:table-cell table:number-columns-repeated="3"/>
          <table:table-cell office:value-type="string" calcext:value-type="string">
            <text:p>Coprocessor State Register</text:p>
          </table:table-cell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/>
          <table:table-cell office:value-type="string" calcext:value-type="string">
            <text:p>%fq</text:p>
          </table:table-cell>
          <table:table-cell table:number-columns-repeated="3"/>
          <table:table-cell office:value-type="string" calcext:value-type="string">
            <text:p>Floating-Point Queue</text:p>
          </table:table-cell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/>
          <table:table-cell office:value-type="string" calcext:value-type="string">
            <text:p>%cq</text:p>
          </table:table-cell>
          <table:table-cell table:number-columns-repeated="3"/>
          <table:table-cell office:value-type="string" calcext:value-type="string">
            <text:p>Coprocessor Queue</text:p>
          </table:table-cell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/>
          <table:table-cell office:value-type="string" calcext:value-type="string">
            <text:p>%hi</text:p>
          </table:table-cell>
          <table:table-cell table:number-columns-repeated="3"/>
          <table:table-cell office:value-type="string" calcext:value-type="string">
            <text:p>Unary operator which extracts high 22 bits of its operand</text:p>
          </table:table-cell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/>
          <table:table-cell office:value-type="string" calcext:value-type="string">
            <text:p>%lo</text:p>
          </table:table-cell>
          <table:table-cell table:number-columns-repeated="3"/>
          <table:table-cell office:value-type="string" calcext:value-type="string">
            <text:p>Unary operator which extracts low 10 bits of its operand</text:p>
          </table:table-cell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table:number-columns-repeated="6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table:number-columns-repeated="6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table:number-columns-repeated="6"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table:number-columns-repeated="6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table:number-columns-repeated="6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table:number-columns-repeated="6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table:number-columns-repeated="6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table:number-columns-repeated="6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table:number-columns-repeated="6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table:number-columns-repeated="6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table:number-columns-repeated="6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table:number-columns-repeated="6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table:number-columns-repeated="6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table:number-columns-repeated="6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table:number-columns-repeated="6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table:number-columns-repeated="6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table:number-columns-repeated="6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 table:number-columns-repeated="6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4"/>
    </number:number-style>
    <number:number-style style:name="N111">
      <number:number number:decimal-places="0" number:min-integer-digits="2"/>
    </number:number-style>
    <number:number-style style:name="N112">
      <number:number number:decimal-places="0" number:min-integer-digits="6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20:59:24</dc:date>
    <meta:editing-duration>PT8H5M43S</meta:editing-duration>
    <meta:editing-cycles>92</meta:editing-cycles>
    <meta:generator>LibreOffice/3.5$Linux_X86_64 LibreOffice_project/350m1$Build-2</meta:generator>
    <dc:creator>Abhijat Vichare</dc:creator>
    <meta:document-statistic meta:table-count="4" meta:cell-count="4935" meta:object-count="0"/>
  </office:meta>
</office:document-meta>
</file>